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left" draw:textarea-vertical-align="middle" draw:auto-grow-width="true" fo:min-height="0cm" fo:min-width="2.102cm" draw:shadow="hidden"/>
    </style:style>
    <style:style style:name="gr2" style:family="graphic" style:parent-style-name="standard">
      <style:graphic-properties draw:stroke="none" draw:fill="solid" draw:fill-color="#000000" draw:textarea-horizontal-align="left" draw:textarea-vertical-align="middle" draw:auto-grow-width="true" fo:min-height="0cm" fo:min-width="3.571cm" draw:shadow="hidden"/>
    </style:style>
    <style:style style:name="gr3" style:family="graphic" style:parent-style-name="standard">
      <style:graphic-properties draw:stroke="none" draw:fill="solid" draw:fill-color="#000000" draw:textarea-horizontal-align="left" draw:textarea-vertical-align="middle" draw:auto-grow-width="true" fo:min-height="0cm" fo:min-width="5.006cm" draw:shadow="hidden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width="true" fo:min-height="0cm" fo:min-width="3.933cm" draw:shadow="hidden"/>
    </style:style>
    <style:style style:name="gr5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5c8526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b84700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ffcc99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99ccff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99ccff" draw:textarea-horizontal-align="center" draw:textarea-vertical-align="middle" fo:padding-top="0.08cm" fo:padding-bottom="0.08cm" fo:padding-left="0.205cm" fo:padding-right="0.205cm"/>
    </style:style>
    <style:style style:name="gr10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ffcc99" draw:textarea-horizontal-align="center" draw:textarea-vertical-align="middle" fo:padding-top="0.08cm" fo:padding-bottom="0.08cm" fo:padding-left="0.205cm" fo:padding-right="0.205cm"/>
    </style:style>
    <style:style style:name="gr11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5c8526" draw:textarea-horizontal-align="center" draw:textarea-vertical-align="middle" fo:padding-top="0.08cm" fo:padding-bottom="0.08cm" fo:padding-left="0.205cm" fo:padding-right="0.205cm"/>
    </style:style>
    <style:style style:name="gr12" style:family="graphic" style:parent-style-name="standard">
      <style:graphic-properties draw:stroke="none" draw:stroke-dash="Dash_20_2" svg:stroke-width="0.01cm" draw:marker-start-width="0.215cm" draw:marker-end-width="0.215cm" draw:stroke-linejoin="none" svg:stroke-linecap="butt" draw:fill="none" draw:fill-color="#b84700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stroke="solid" draw:stroke-dash="Dash_20_2" svg:stroke-width="0.01cm" draw:marker-start-width="0.215cm" draw:marker-end-width="0.215cm" draw:stroke-linejoin="none" svg:stroke-linecap="butt" draw:fill="solid" draw:fill-color="#ffcc99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  <style:text-properties fo:color="#000000" style:text-outline="false" style:text-line-through-style="none" fo:font-family="'CMU Serif'" style:font-family-generic="modern" style:font-pitch="variable" fo:font-size="8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6pt" style:font-family-complex="Arial" style:font-family-generic-complex="swiss" style:font-pitch-complex="variable" style:font-size-complex="6pt" style:text-scale="100%" style:text-overline-style="none" style:text-overline-color="font-color"/>
    </style:style>
    <style:style style:name="P2" style:family="paragraph">
      <style:paragraph-properties fo:text-align="center"/>
      <style:text-properties fo:font-family="'CMU Serif'" style:font-family-generic="modern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U Serif'" style:font-family-generic="modern" style:font-pitch="variable" fo:font-size="8pt" style:font-size-asian="8pt" style:font-size-complex="8pt"/>
    </style:style>
    <style:style style:name="T1" style:family="text">
      <style:text-properties fo:font-family="'CMU Serif'" style:font-family-generic="modern" style:font-pitch="variable" fo:font-size="8pt" style:font-size-asian="8pt" style:font-size-complex="8pt"/>
    </style:style>
    <style:style style:name="T2" style:family="text">
      <style:text-properties style:text-position="-25% 69%" fo:font-family="'CMU Serif'" style:font-family-generic="modern" style:font-pitch="variable" fo:font-size="8pt" fo:font-weight="normal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172cm" svg:height="0.192cm" svg:x="1.56cm" svg:y="6.73cm" svg:viewBox="0 0 173 193" svg:d="m0 193h110c19-1 34-6 46-16s17-22 17-36c0-12-6-23-15-32-10-9-23-15-39-17 14-2 25-8 34-16s13-17 13-28c0-13-6-24-18-33-11-10-26-15-44-15h-104v9h7c10 0 17 1 19 3s3 5 3 10v149c0 5-1 8-3 10s-9 3-19 3h-7zm53-20v-77h53c13 1 23 6 30 15 6 10 9 20 9 30s-4 20-11 29-18 13-32 14h-36c-6 0-10-1-11-2s-3-5-2-9zm0-83v-70c-1-4 0-8 2-9s5-2 11-2h35c14 0 24 5 30 14s8 17 8 25c0 10-4 19-11 28s-19 13-34 14z">
            <text:p/>
          </draw:path>
          <draw:path draw:style-name="gr1" draw:text-style-name="P1" draw:layer="layout" svg:width="0.059cm" svg:height="0.188cm" svg:x="1.758cm" svg:y="6.734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1" draw:text-style-name="P1" draw:layer="layout" svg:width="0.088cm" svg:height="0.175cm" svg:x="1.834cm" svg:y="6.75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1" draw:text-style-name="P1" draw:layer="layout" svg:width="0.092cm" svg:height="0.128cm" svg:x="1.948cm" svg:y="6.797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1" draw:text-style-name="P1" draw:layer="layout" svg:width="0.141cm" svg:height="0.123cm" svg:x="2.152cm" svg:y="6.799cm" svg:viewBox="0 0 142 124" svg:d="m0 124c5 0 11-1 17-1s11 0 15 0 9 0 15 0 12 1 16 1v-9c-9 0-15 0-17-2s-5-5-4-11v-51c0-15 4-26 12-34s16-11 25-11 15 3 17 9c3 7 4 14 4 22v65c0 6-1 10-4 11s-9 2-18 2v9c5 0 11-1 17-1s11 0 15 0 9 0 15 0 12 1 17 1v-9c-8 0-13 0-17-1-3-1-5-3-5-7v-54c0-12 0-21-1-27s-4-11-8-16c-2-2-5-5-10-7s-12-3-20-3c-10 0-18 3-25 8s-12 12-16 21v-29l-40 3v9c10 0 16 1 18 3 3 2 4 6 4 12v75c0 6-1 10-4 11-3 2-9 2-18 2z">
            <text:p/>
          </draw:path>
          <draw:path draw:style-name="gr1" draw:text-style-name="P1" draw:layer="layout" svg:width="0.126cm" svg:height="0.18cm" svg:x="2.311cm" svg:y="6.745cm" svg:viewBox="0 0 127 181" svg:d="m10 23 5 4c1-2 4-4 8-8 4-3 9-5 15-6 6 1 12 3 18 7s11 7 18 7c6 0 11-2 16-7 5-4 9-10 14-16l-5-4c-3 4-7 7-10 10s-8 4-12 4c-7 0-13-3-18-7-6-4-12-6-18-7-6 0-12 3-17 7-4 5-9 10-14 16zm-10 129c1 11 6 19 16 23 9 4 19 6 29 6 9 0 17-2 24-7 6-5 10-10 13-17 1 6 3 11 7 16 4 4 9 7 15 7 4 0 8-1 14-5 5-3 8-11 9-22v-16h-7v16c0 8-1 13-4 15-2 3-4 4-6 3-4 0-7-2-8-6s-2-7-2-8v-56c0-6 0-12-1-17s-4-11-9-17c-6-5-12-9-19-11-7-3-13-4-20-4-12 0-22 3-30 9s-12 13-13 23c0 4 2 7 4 10s5 3 9 3 7-1 10-4 3-5 3-9c0-2-1-4-2-8s-6-4-12-5c4-5 9-8 14-10s11-3 16-3c8 0 14 3 20 9 7 6 10 15 10 27v11c-7 0-15 1-25 2-9 1-18 4-27 8-10 5-18 11-22 17s-6 13-6 20zm21-1c0-8 4-17 12-25s24-14 47-15v28c0 13-4 23-12 28s-14 8-21 8-13-2-18-6-8-11-8-18z">
            <text:p/>
          </draw:path>
          <draw:path draw:style-name="gr1" draw:text-style-name="P1" draw:layer="layout" svg:width="0.124cm" svg:height="0.128cm" svg:x="2.451cm" svg:y="6.797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1" draw:text-style-name="P1" draw:layer="layout" svg:width="0.141cm" svg:height="0.126cm" svg:x="2.689cm" svg:y="6.799cm" svg:viewBox="0 0 142 127" svg:d="m0 12c11-1 17 1 19 3 3 3 3 11 3 23v42c-1 11 1 22 5 32s17 14 38 15c8 0 15-2 21-6s11-10 15-19v25l41-3v-9c-10 0-16-1-19-3-2-2-4-6-3-13v-99l-42 3v9c10 0 16 1 18 3 3 2 4 6 4 13v50c0 12-3 22-9 30-6 9-14 13-25 13s-18-3-21-8c-3-6-4-12-3-20v-93l-42 3z">
            <text:p/>
          </draw:path>
          <draw:path draw:style-name="gr1" draw:text-style-name="P1" draw:layer="layout" svg:width="0.088cm" svg:height="0.175cm" svg:x="2.842cm" svg:y="6.75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1" draw:text-style-name="P1" draw:layer="layout" svg:width="0.059cm" svg:height="0.188cm" svg:x="2.956cm" svg:y="6.734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1" draw:text-style-name="P1" draw:layer="layout" svg:width="0.062cm" svg:height="0.195cm" svg:x="3.036cm" svg:y="6.727cm" svg:viewBox="0 0 63 196" svg:d="m0 196c5 0 10 0 17-1 6 0 11 0 14 0 4 0 9 0 15 0 6 1 11 1 17 1v-9c-10 0-16 0-18-1-3-2-5-6-4-12v-174l-41 3v9c10 0 16 1 18 3s4 6 4 13v146c0 6-1 10-4 12-3 1-9 1-18 1z">
            <text:p/>
          </draw:path>
          <draw:path draw:style-name="gr1" draw:text-style-name="P1" draw:layer="layout" svg:width="0.059cm" svg:height="0.188cm" svg:x="3.117cm" svg:y="6.734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1" draw:text-style-name="P1" draw:layer="layout" svg:width="0.104cm" svg:height="0.12cm" svg:x="3.196cm" svg:y="6.802cm" svg:viewBox="0 0 105 121" svg:d="m0 117c0 2 1 3 2 3s3 1 5 1h93l5-53h-7c-1 17-4 29-9 36s-16 10-32 10h-33l78-106c1-1 2-2 2-3s0-1 0-2 0-2-1-3-3 0-6 0h-90l-3 45h7c0-14 3-24 8-30s15-9 30-9h32l-78 106c-2 2-2 3-3 3 0 1 0 1 0 2z">
            <text:p/>
          </draw:path>
          <draw:path draw:style-name="gr1" draw:text-style-name="P1" draw:layer="layout" svg:width="0.126cm" svg:height="0.128cm" svg:x="3.327cm" svg:y="6.797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1" draw:text-style-name="P1" draw:layer="layout" svg:width="0.139cm" svg:height="0.198cm" svg:x="3.468cm" svg:y="6.727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1" draw:text-style-name="P1" draw:layer="layout" svg:width="0.124cm" svg:height="0.128cm" svg:x="3.624cm" svg:y="6.797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1" draw:text-style-name="P1" draw:layer="layout" svg:width="0.092cm" svg:height="0.128cm" svg:x="3.769cm" svg:y="6.797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</draw:g>
        <draw:g>
          <draw:path draw:style-name="gr2" draw:text-style-name="P1" draw:layer="layout" svg:width="0.172cm" svg:height="0.192cm" svg:x="1.56cm" svg:y="7.063cm" svg:viewBox="0 0 173 193" svg:d="m0 193h110c19-1 34-6 46-16s17-22 17-36c0-12-6-23-15-32-10-9-23-15-39-17 14-2 25-8 34-16s13-17 13-28c0-13-6-24-18-33-11-10-26-15-44-15h-104v9h7c10 0 17 1 19 3s3 5 3 10v149c0 5-1 8-3 10s-9 3-19 3h-7zm53-20v-77h53c13 1 23 6 30 15 6 10 9 20 9 30s-4 20-11 29-18 13-32 14h-36c-6 0-10-1-11-2s-3-5-2-9zm0-83v-70c-1-4 0-8 2-9s5-2 11-2h35c14 0 24 5 30 14s8 17 8 25c0 10-4 19-11 28s-19 13-34 14z">
            <text:p/>
          </draw:path>
          <draw:path draw:style-name="gr2" draw:text-style-name="P1" draw:layer="layout" svg:width="0.059cm" svg:height="0.188cm" svg:x="1.758cm" svg:y="7.067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2" draw:text-style-name="P1" draw:layer="layout" svg:width="0.088cm" svg:height="0.175cm" svg:x="1.834cm" svg:y="7.083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2" draw:text-style-name="P1" draw:layer="layout" svg:width="0.092cm" svg:height="0.128cm" svg:x="1.948cm" svg:y="7.13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2" draw:text-style-name="P1" draw:layer="layout" svg:width="0.138cm" svg:height="0.178cm" svg:x="2.151cm" svg:y="7.132cm" svg:viewBox="0 0 139 179" svg:d="m0 170v9c5 0 11-1 17-1s11 0 15 0 9 0 15 0 11 1 16 1v-9c-9 0-15 0-17-2-3-1-5-5-4-11v-47-2c0 2 4 6 9 11 6 5 14 7 25 8 17-1 32-7 44-18s18-27 19-46c-1-18-7-33-18-45s-25-18-41-18c-11 0-19 3-26 7s-10 8-13 11v-18l-41 3v9c10 0 16 0 19 2s3 6 3 12v131c0 6-1 10-4 11-3 2-9 2-18 2zm42-78v-63c4-7 9-12 15-16 7-4 13-6 21-6 10 0 19 6 26 16 7 11 11 24 11 40 0 18-4 32-12 42s-17 16-28 16c-6 0-11-1-16-4s-10-7-13-13c-2-3-3-5-4-6 0-1 0-3 0-6z">
            <text:p/>
          </draw:path>
          <draw:path draw:style-name="gr2" draw:text-style-name="P1" draw:layer="layout" svg:width="0.126cm" svg:height="0.128cm" svg:x="2.311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094cm" svg:height="0.123cm" svg:x="2.451cm" svg:y="7.132cm" svg:viewBox="0 0 95 124" svg:d="m0 124c6 0 12-1 17-1 6 0 11 0 15 0 6 0 12 0 18 0 7 0 13 0 19 1v-9h-6c-11 0-17-1-19-3s-4-5-3-10v-43c0-15 3-27 8-37 6-10 15-16 25-16 1 0 2 0 2 0h1c0 0-1 1-3 3s-3 4-3 8 1 7 4 9 5 3 8 3 5-1 8-3 4-5 4-9c0-5-2-9-6-12s-9-5-15-5c-10 1-18 4-24 11s-9 13-11 20v-31l-39 3v9c10 0 16 1 18 3 3 2 4 6 4 12v75c0 6-1 10-4 11-3 2-9 2-18 2z">
            <text:p/>
          </draw:path>
          <draw:path draw:style-name="gr2" draw:text-style-name="P1" draw:layer="layout" svg:width="0.126cm" svg:height="0.128cm" svg:x="2.565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107cm" svg:height="0.128cm" svg:x="2.799cm" svg:y="7.13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2" draw:text-style-name="P1" draw:layer="layout" svg:width="0.126cm" svg:height="0.183cm" svg:x="2.929cm" svg:y="7.075cm" svg:viewBox="0 0 127 184" svg:d="m33 37 4 6c4-2 8-4 12-7 16-9 27-15 31-17s6-6 5-8c0-3-1-5-3-7s-4-4-7-4c-2 0-5 1-10 6-4 4-15 15-32 31zm-33 117c1 12 6 19 16 24 9 4 19 6 29 6 9 0 17-3 24-7 6-5 10-10 13-17 1 6 3 11 7 16 4 4 9 7 15 7 4 0 8-1 14-5 5-3 8-11 9-22v-16h-7v16c0 8-1 13-4 15-2 2-4 3-6 3-4 0-7-2-8-6s-2-7-2-8v-56c0-6 0-12-1-18s-4-10-9-16c-6-5-12-9-19-11-7-3-13-4-20-4-12 0-22 3-30 9s-12 13-13 23c0 4 2 7 4 9s5 4 9 4 7-1 10-4 3-5 3-9c0-2-1-5-2-8s-6-5-12-5c4-5 9-8 14-10s11-3 16-3c8 0 14 3 20 9 7 5 10 15 10 27v11c-7 0-15 1-25 2-9 1-18 4-27 8-10 5-18 10-22 17s-6 13-6 19zm21 0c0-8 4-17 12-25s24-14 47-16v29c0 13-4 22-12 28s-14 8-21 8-13-2-18-7-8-10-8-17z">
            <text:p/>
          </draw:path>
          <draw:path draw:style-name="gr2" draw:text-style-name="P1" draw:layer="layout" svg:width="0.062cm" svg:height="0.195cm" svg:x="3.07cm" svg:y="7.06cm" svg:viewBox="0 0 63 196" svg:d="m0 196c5 0 10 0 17-1 6 0 11 0 14 0 4 0 9 0 15 0 6 1 11 1 17 1v-9c-10 0-16 0-18-1-3-2-5-6-4-12v-174l-41 3v9c10 0 16 1 18 3s4 6 4 13v146c0 6-1 10-4 12-3 1-9 1-18 1z">
            <text:p/>
          </draw:path>
          <draw:path draw:style-name="gr2" draw:text-style-name="P1" draw:layer="layout" svg:width="0.107cm" svg:height="0.128cm" svg:x="3.151cm" svg:y="7.13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2" draw:text-style-name="P1" draw:layer="layout" svg:width="0.141cm" svg:height="0.126cm" svg:x="3.278cm" svg:y="7.132cm" svg:viewBox="0 0 142 127" svg:d="m0 12c11-1 17 1 19 3 3 3 3 11 3 23v42c-1 11 1 22 5 32s17 14 38 15c8 0 15-2 21-6s11-10 15-19v25l41-3v-9c-10 0-16-1-19-3-2-2-4-6-3-13v-99l-42 3v9c10 0 16 1 18 3 3 2 4 6 4 13v50c0 12-3 22-9 30-6 9-14 13-25 13s-18-3-21-8c-3-6-4-12-3-20v-93l-42 3z">
            <text:p/>
          </draw:path>
          <draw:path draw:style-name="gr2" draw:text-style-name="P1" draw:layer="layout" svg:width="0.062cm" svg:height="0.195cm" svg:x="3.434cm" svg:y="7.06cm" svg:viewBox="0 0 63 196" svg:d="m0 196c5 0 10 0 17-1 6 0 11 0 14 0 4 0 9 0 15 0 6 1 11 1 17 1v-9c-10 0-16 0-18-1-3-2-5-6-4-12v-174l-41 3v9c10 0 16 1 18 3s4 6 4 13v146c0 6-1 10-4 12-3 1-9 1-18 1z">
            <text:p/>
          </draw:path>
          <draw:path draw:style-name="gr2" draw:text-style-name="P1" draw:layer="layout" svg:width="0.124cm" svg:height="0.128cm" svg:x="3.514cm" svg:y="7.13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2" draw:text-style-name="P1" draw:layer="layout" svg:width="0.139cm" svg:height="0.198cm" svg:x="3.752cm" svg:y="7.0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2" draw:text-style-name="P1" draw:layer="layout" svg:width="0.108cm" svg:height="0.128cm" svg:x="3.908cm" svg:y="7.13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2" draw:text-style-name="P1" draw:layer="layout" svg:width="0.138cm" svg:height="0.178cm" svg:x="4.128cm" svg:y="7.132cm" svg:viewBox="0 0 139 179" svg:d="m0 170v9c5 0 11-1 17-1s11 0 15 0 9 0 15 0 11 1 16 1v-9c-9 0-15 0-17-2-3-1-5-5-4-11v-47-2c0 2 4 6 9 11 6 5 14 7 25 8 17-1 32-7 44-18s18-27 19-46c-1-18-7-33-18-45s-25-18-41-18c-11 0-19 3-26 7s-10 8-13 11v-18l-41 3v9c10 0 16 0 19 2s3 6 3 12v131c0 6-1 10-4 11-3 2-9 2-18 2zm42-78v-63c4-7 9-12 15-16 7-4 13-6 21-6 10 0 19 6 26 16 7 11 11 24 11 40 0 18-4 32-12 42s-17 16-28 16c-6 0-11-1-16-4s-10-7-13-13c-2-3-3-5-4-6 0-1 0-3 0-6z">
            <text:p/>
          </draw:path>
          <draw:path draw:style-name="gr2" draw:text-style-name="P1" draw:layer="layout" svg:width="0.126cm" svg:height="0.128cm" svg:x="4.288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094cm" svg:height="0.123cm" svg:x="4.428cm" svg:y="7.132cm" svg:viewBox="0 0 95 124" svg:d="m0 124c6 0 12-1 17-1 6 0 11 0 15 0 6 0 12 0 18 0 7 0 13 0 19 1v-9h-6c-11 0-17-1-19-3s-4-5-3-10v-43c0-15 3-27 8-37 6-10 15-16 25-16 1 0 2 0 2 0h1c0 0-1 1-3 3s-3 4-3 8 1 7 4 9 5 3 8 3 5-1 8-3 4-5 4-9c0-5-2-9-6-12s-9-5-15-5c-10 1-18 4-24 11s-9 13-11 20v-31l-39 3v9c10 0 16 1 18 3 3 2 4 6 4 12v75c0 6-1 10-4 11-3 2-9 2-18 2z">
            <text:p/>
          </draw:path>
          <draw:path draw:style-name="gr2" draw:text-style-name="P1" draw:layer="layout" svg:width="0.059cm" svg:height="0.188cm" svg:x="4.539cm" svg:y="7.067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2" draw:text-style-name="P1" draw:layer="layout" svg:width="0.139cm" svg:height="0.198cm" svg:x="4.62cm" svg:y="7.0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2" draw:text-style-name="P1" draw:layer="layout" svg:width="0.126cm" svg:height="0.128cm" svg:x="4.779cm" svg:y="7.13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2" draw:text-style-name="P1" draw:layer="layout" svg:width="0.139cm" svg:height="0.198cm" svg:x="4.92cm" svg:y="7.0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2" draw:text-style-name="P1" draw:layer="layout" svg:width="0.108cm" svg:height="0.128cm" svg:x="5.076cm" svg:y="7.13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</draw:g>
        <draw:g>
          <draw:path draw:style-name="gr3" draw:text-style-name="P1" draw:layer="layout" svg:width="0.172cm" svg:height="0.192cm" svg:x="1.553cm" svg:y="7.399cm" svg:viewBox="0 0 173 193" svg:d="m0 193h110c19-1 34-6 46-16s17-22 17-36c0-12-6-23-15-32-10-9-23-15-39-17 14-2 25-8 34-16s13-17 13-28c0-13-6-24-18-33-11-10-26-15-44-15h-104v9h7c10 0 17 1 19 3s3 5 3 10v149c0 5-1 8-3 10s-9 3-19 3h-7zm53-20v-77h53c13 1 23 6 30 15 6 10 9 20 9 30s-4 20-11 29-18 13-32 14h-36c-6 0-10-1-11-2s-3-5-2-9zm0-83v-70c-1-4 0-8 2-9s5-2 11-2h35c14 0 24 5 30 14s8 17 8 25c0 10-4 19-11 28s-19 13-34 14z">
            <text:p/>
          </draw:path>
          <draw:path draw:style-name="gr3" draw:text-style-name="P1" draw:layer="layout" svg:width="0.137cm" svg:height="0.178cm" svg:x="1.747cm" svg:y="7.471cm" svg:viewBox="0 0 138 179" svg:d="m0 156c0 7 3 12 8 16s11 7 18 7c9-1 16-4 22-10s11-14 14-22l50-120c4-9 8-14 14-16 5-2 9-3 12-2v-9c-3 0-7 0-11 1-3 0-7 0-10 0s-7 0-12 0c-5-1-9-1-13-1v9c5 0 8 1 10 3s3 5 3 9c0 1 0 2 0 3s-1 2-1 4l-29 69-31-76c-1-1-1-2-1-3s-1-1-1-2c1-3 3-6 6-6s7-1 10-1v-9c-4 0-10 0-16 1-7 0-12 0-15 0-4 0-8 0-13 0-5-1-10-1-14-1v9c7 0 12 0 15 1s6 4 8 9l42 102c-1 2-2 5-3 9-2 3-3 6-4 8-3 8-7 16-12 23-4 8-11 11-20 12-1 0-3 0-5-1-3 0-5-2-8-4 4-1 7-2 8-5 2-2 3-5 3-7 0-4-2-7-4-9s-5-3-8-3-6 1-8 3c-3 2-4 5-4 9z">
            <text:p/>
          </draw:path>
          <draw:path draw:style-name="gr3" draw:text-style-name="P1" draw:layer="layout" svg:width="0.088cm" svg:height="0.175cm" svg:x="1.895cm" svg:y="7.419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3" draw:text-style-name="P1" draw:layer="layout" svg:width="0.108cm" svg:height="0.128cm" svg:x="2.008cm" svg:y="7.466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3" draw:text-style-name="P1" draw:layer="layout" svg:width="0.092cm" svg:height="0.128cm" svg:x="2.136cm" svg:y="7.466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3" draw:text-style-name="P1" draw:layer="layout" svg:width="0.107cm" svg:height="0.128cm" svg:x="2.339cm" svg:y="7.466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3" draw:text-style-name="P1" draw:layer="layout" svg:width="0.124cm" svg:height="0.128cm" svg:x="2.465cm" svg:y="7.466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3" draw:text-style-name="P1" draw:layer="layout" svg:width="0.22cm" svg:height="0.123cm" svg:x="2.61cm" svg:y="7.468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3" draw:text-style-name="P1" draw:layer="layout" svg:width="0.138cm" svg:height="0.198cm" svg:x="2.94cm" svg:y="7.396cm" svg:viewBox="0 0 139 199" svg:d="m0 12c10 0 16 1 18 3 3 2 4 6 4 13v168h7c0 0 1-1 2-4s5-7 8-13c2 3 6 8 12 12 6 5 15 7 25 8 17 0 32-7 44-18 12-12 18-27 19-46-1-18-7-33-18-45-12-11-26-18-42-18-11 0-19 3-26 7s-10 8-12 11v-90l-41 3zm42 152v-58c-1-2 0-4 0-5s1-3 3-5c5-8 11-13 18-15 6-2 11-3 15-3 6 0 11 2 16 5s10 7 13 13 6 12 7 19c1 8 1 14 1 20 0 5 0 12-1 19-1 8-4 14-8 21-3 5-7 9-12 12-5 4-12 6-19 6s-12-2-17-5-9-7-13-12c-1-3-3-5-3-6 0-2-1-4 0-6z">
            <text:p/>
          </draw:path>
          <draw:path draw:style-name="gr3" draw:text-style-name="P1" draw:layer="layout" svg:width="0.059cm" svg:height="0.188cm" svg:x="3.097cm" svg:y="7.403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3" draw:text-style-name="P1" draw:layer="layout" svg:width="0.088cm" svg:height="0.175cm" svg:x="3.174cm" svg:y="7.419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3" draw:text-style-name="P1" draw:layer="layout" svg:width="0.092cm" svg:height="0.128cm" svg:x="3.288cm" svg:y="7.466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3" draw:text-style-name="P1" draw:layer="layout" svg:width="0.139cm" svg:height="0.198cm" svg:x="3.491cm" svg:y="7.39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3" draw:text-style-name="P1" draw:layer="layout" svg:width="0.108cm" svg:height="0.128cm" svg:x="3.647cm" svg:y="7.466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3" draw:text-style-name="P1" draw:layer="layout" svg:width="0.22cm" svg:height="0.123cm" svg:x="3.868cm" svg:y="7.468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3" draw:text-style-name="P1" draw:layer="layout" svg:width="0.108cm" svg:height="0.128cm" svg:x="4.104cm" svg:y="7.466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3" draw:text-style-name="P1" draw:layer="layout" svg:width="0.141cm" svg:height="0.123cm" svg:x="4.232cm" svg:y="7.468cm" svg:viewBox="0 0 142 124" svg:d="m0 124c5 0 11-1 17-1s11 0 15 0 9 0 15 0 12 1 16 1v-9c-9 0-15 0-17-2s-5-5-4-11v-51c0-15 4-26 12-34s16-11 25-11 15 3 17 9c3 7 4 14 4 22v65c0 6-1 10-4 11s-9 2-18 2v9c5 0 11-1 17-1s11 0 15 0 9 0 15 0 12 1 17 1v-9c-8 0-13 0-17-1-3-1-5-3-5-7v-54c0-12 0-21-1-27s-4-11-8-16c-2-2-5-5-10-7s-12-3-20-3c-10 0-18 3-25 8s-12 12-16 21v-29l-40 3v9c10 0 16 1 18 3 3 2 4 6 4 12v75c0 6-1 10-4 11-3 2-9 2-18 2z">
            <text:p/>
          </draw:path>
          <draw:path draw:style-name="gr3" draw:text-style-name="P1" draw:layer="layout" svg:width="0.092cm" svg:height="0.128cm" svg:x="4.388cm" svg:y="7.466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3" draw:text-style-name="P1" draw:layer="layout" svg:width="0.126cm" svg:height="0.128cm" svg:x="4.501cm" svg:y="7.466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3" draw:text-style-name="P1" draw:layer="layout" svg:width="0.128cm" svg:height="0.185cm" svg:x="4.641cm" svg:y="7.464cm" svg:viewBox="0 0 129 186" svg:d="m0 150c0 11 7 19 18 26 12 6 27 10 44 10s32-3 44-10c12-6 18-15 19-26 0-5-1-11-4-17s-8-11-15-15-15-6-23-7-17-1-25-1c-4 0-8 0-13 0-4 0-7 0-8 0-5-1-8-3-11-7s-4-8-4-13c0 0 0-2 0-4s2-5 5-8c5 3 11 6 16 7s9 1 11 1c14 0 25-5 33-12s13-18 13-29c0-6-1-11-3-16s-5-9-9-12c6-5 10-8 15-9 5-2 9-2 12-2h1 1c-1 1-2 2-3 3-1 2-1 3-1 5s1 4 2 6c2 1 4 2 6 2 1 0 3 0 5-2s3-3 3-6-1-6-3-9-6-5-11-5c-3 0-8 1-13 2-6 2-12 6-18 11-6-4-11-6-17-8-5-1-9-1-13-1-13 0-24 4-32 12-9 8-13 18-13 29 0 6 1 12 4 17 2 5 5 9 9 12-2 2-4 5-5 9-2 4-3 9-3 14s1 9 3 14c2 4 5 8 9 11-8 3-15 6-19 12-4 5-7 11-7 16zm15 0c0-6 2-12 7-16 4-5 9-8 16-8h16c13-1 25 0 37 3s18 10 19 21c0 8-5 15-14 21-8 6-20 9-34 9s-26-3-34-9c-9-6-13-13-13-21zm15-105c0-4 0-8 0-12s2-8 4-12c1-2 4-4 7-7 3-2 8-4 13-4 12 1 19 6 22 15s3 16 3 20 0 8-1 12c0 4-2 8-4 12-1 2-3 4-6 7-4 2-8 4-14 4-11-1-19-6-21-15s-4-16-3-20z">
            <text:p/>
          </draw:path>
          <draw:path draw:style-name="gr3" draw:text-style-name="P1" draw:layer="layout" svg:width="0.108cm" svg:height="0.128cm" svg:x="4.785cm" svg:y="7.466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3" draw:text-style-name="P1" draw:layer="layout" svg:width="0.22cm" svg:height="0.123cm" svg:x="4.913cm" svg:y="7.468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3" draw:text-style-name="P1" draw:layer="layout" svg:width="0.108cm" svg:height="0.128cm" svg:x="5.242cm" svg:y="7.466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3" draw:text-style-name="P1" draw:layer="layout" svg:width="0.138cm" svg:height="0.198cm" svg:x="5.463cm" svg:y="7.396cm" svg:viewBox="0 0 139 199" svg:d="m0 12c10 0 16 1 18 3 3 2 4 6 4 13v168h7c0 0 1-1 2-4s5-7 8-13c2 3 6 8 12 12 6 5 15 7 25 8 17 0 32-7 44-18 12-12 18-27 19-46-1-18-7-33-18-45-12-11-26-18-42-18-11 0-19 3-26 7s-10 8-12 11v-90l-41 3zm42 152v-58c-1-2 0-4 0-5s1-3 3-5c5-8 11-13 18-15 6-2 11-3 15-3 6 0 11 2 16 5s10 7 13 13 6 12 7 19c1 8 1 14 1 20 0 5 0 12-1 19-1 8-4 14-8 21-3 5-7 9-12 12-5 4-12 6-19 6s-12-2-17-5-9-7-13-12c-1-3-3-5-3-6 0-2-1-4 0-6z">
            <text:p/>
          </draw:path>
          <draw:path draw:style-name="gr3" draw:text-style-name="P1" draw:layer="layout" svg:width="0.059cm" svg:height="0.188cm" svg:x="5.62cm" svg:y="7.403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3" draw:text-style-name="P1" draw:layer="layout" svg:width="0.088cm" svg:height="0.175cm" svg:x="5.697cm" svg:y="7.419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3" draw:text-style-name="P1" draw:layer="layout" svg:width="0.092cm" svg:height="0.128cm" svg:x="5.811cm" svg:y="7.466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3" draw:text-style-name="P1" draw:layer="layout" svg:width="0.139cm" svg:height="0.198cm" svg:x="6.014cm" svg:y="7.39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3" draw:text-style-name="P1" draw:layer="layout" svg:width="0.124cm" svg:height="0.128cm" svg:x="6.17cm" svg:y="7.466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3" draw:text-style-name="P1" draw:layer="layout" svg:width="0.107cm" svg:height="0.128cm" svg:x="6.408cm" svg:y="7.466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3" draw:text-style-name="P1" draw:layer="layout" svg:width="0.124cm" svg:height="0.183cm" svg:x="6.534cm" svg:y="7.411cm" svg:viewBox="0 0 125 184" svg:d="m37 37 4 6c4-2 8-4 12-7 16-9 26-15 31-17s5-6 5-8c0-3-1-5-3-7s-4-4-7-4c-2 0-5 1-10 6-4 4-15 15-32 31zm-37 84c1 18 7 33 19 45s26 18 43 18c18 0 32-6 44-18s18-27 19-45c-1-19-7-34-19-47-11-12-26-18-43-19-18 1-33 7-45 20-12 12-18 28-18 46zm24-3c0-5 0-11 1-18 0-7 2-14 5-20 4-7 9-11 15-14 6-4 12-5 17-5 7 0 13 2 18 5 6 3 10 7 14 13 3 7 5 13 6 20s1 14 1 19c0 6 0 12-1 19 0 6-2 13-5 19-3 7-7 12-13 15s-12 6-19 6c-6 0-12-1-18-4-6-4-10-8-14-15-4-6-6-13-6-20s-1-14-1-20z">
            <text:p/>
          </draw:path>
          <draw:path draw:style-name="gr3" draw:text-style-name="P1" draw:layer="layout" svg:width="0.139cm" svg:height="0.198cm" svg:x="6.687cm" svg:y="7.39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3" draw:text-style-name="P1" draw:layer="layout" svg:width="0.059cm" svg:height="0.188cm" svg:x="6.844cm" svg:y="7.403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3" draw:text-style-name="P1" draw:layer="layout" svg:width="0.128cm" svg:height="0.185cm" svg:x="6.923cm" svg:y="7.464cm" svg:viewBox="0 0 129 186" svg:d="m0 150c0 11 7 19 18 26 12 6 27 10 44 10s32-3 44-10c12-6 18-15 19-26 0-5-1-11-4-17s-8-11-15-15-15-6-23-7-17-1-25-1c-4 0-8 0-13 0-4 0-7 0-8 0-5-1-8-3-11-7s-4-8-4-13c0 0 0-2 0-4s2-5 5-8c5 3 11 6 16 7s9 1 11 1c14 0 25-5 33-12s13-18 13-29c0-6-1-11-3-16s-5-9-9-12c6-5 10-8 15-9 5-2 9-2 12-2h1 1c-1 1-2 2-3 3-1 2-1 3-1 5s1 4 2 6c2 1 4 2 6 2 1 0 3 0 5-2s3-3 3-6-1-6-3-9-6-5-11-5c-3 0-8 1-13 2-6 2-12 6-18 11-6-4-11-6-17-8-5-1-9-1-13-1-13 0-24 4-32 12-9 8-13 18-13 29 0 6 1 12 4 17 2 5 5 9 9 12-2 2-4 5-5 9-2 4-3 9-3 14s1 9 3 14c2 4 5 8 9 11-8 3-15 6-19 12-4 5-7 11-7 16zm15 0c0-6 2-12 7-16 4-5 9-8 16-8h16c13-1 25 0 37 3s18 10 19 21c0 8-5 15-14 21-8 6-20 9-34 9s-26-3-34-9c-9-6-13-13-13-21zm15-105c0-4 0-8 0-12s2-8 4-12c1-2 4-4 7-7 3-2 8-4 13-4 12 1 19 6 22 15s3 16 3 20 0 8-1 12c0 4-2 8-4 12-1 2-3 4-6 7-4 2-8 4-14 4-11-1-19-6-21-15s-4-16-3-20z">
            <text:p/>
          </draw:path>
          <draw:path draw:style-name="gr3" draw:text-style-name="P1" draw:layer="layout" svg:width="0.124cm" svg:height="0.128cm" svg:x="7.067cm" svg:y="7.466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3" draw:text-style-name="P1" draw:layer="layout" svg:width="0.139cm" svg:height="0.198cm" svg:x="7.305cm" svg:y="7.396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3" draw:text-style-name="P1" draw:layer="layout" svg:width="0.108cm" svg:height="0.128cm" svg:x="7.461cm" svg:y="7.466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3" draw:text-style-name="P1" draw:layer="layout" svg:width="0.137cm" svg:height="0.123cm" svg:x="7.678cm" svg:y="7.471cm" svg:viewBox="0 0 138 124" svg:d="m0 9c8 0 14 0 17 2 2 1 4 4 6 8l40 99c1 2 2 4 2 5 1 0 2 1 4 1s3-1 4-2 2-2 2-4l37-90c1-4 3-8 7-12s10-7 19-7v-9c-3 0-7 0-11 1-3 0-7 0-10 0-4 0-8 0-13 0-5-1-9-1-12-1v9c5 0 9 1 11 4 2 2 3 5 3 8 0 1 0 2-1 3s0 2-1 4l-29 71-31-78c-1-2-2-3-2-4s0-1 0-1c0-3 2-6 6-6 4-1 7-1 10-1v-9c-4 0-10 0-16 1-6 0-11 0-15 0s-8 0-13 0c-5-1-10-1-14-1z">
            <text:p/>
          </draw:path>
          <draw:path draw:style-name="gr3" draw:text-style-name="P1" draw:layer="layout" svg:width="0.108cm" svg:height="0.128cm" svg:x="7.821cm" svg:y="7.466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3" draw:text-style-name="P1" draw:layer="layout" svg:width="0.094cm" svg:height="0.123cm" svg:x="7.948cm" svg:y="7.468cm" svg:viewBox="0 0 95 124" svg:d="m0 124c6 0 12-1 17-1 6 0 11 0 15 0 6 0 12 0 18 0 7 0 13 0 19 1v-9h-6c-11 0-17-1-19-3s-4-5-3-10v-43c0-15 3-27 8-37 6-10 15-16 25-16 1 0 2 0 2 0h1c0 0-1 1-3 3s-3 4-3 8 1 7 4 9 5 3 8 3 5-1 8-3 4-5 4-9c0-5-2-9-6-12s-9-5-15-5c-10 1-18 4-24 11s-9 13-11 20v-31l-39 3v9c10 0 16 1 18 3 3 2 4 6 4 12v75c0 6-1 10-4 11-3 2-9 2-18 2z">
            <text:p/>
          </draw:path>
          <draw:path draw:style-name="gr3" draw:text-style-name="P1" draw:layer="layout" svg:width="0.059cm" svg:height="0.188cm" svg:x="8.059cm" svg:y="7.403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3" draw:text-style-name="P1" draw:layer="layout" svg:width="0.091cm" svg:height="0.198cm" svg:x="8.139cm" svg:y="7.393cm" svg:viewBox="0 0 92 199" svg:d="m0 87h22v90c1 7-1 10-4 11s-9 2-18 2v9c6 0 12-1 18-1 5 0 10 0 14 0 6 0 12 0 19 0 6 0 12 0 18 1v-9h-6c-10 0-17-1-19-3-3-2-4-5-3-10v-90h33v-9h-34v-33c0-13 3-22 9-29s11-10 17-10c1 0 2 0 4 0s4 1 6 2c-2 0-4 2-6 4s-3 4-3 8c0 3 1 6 4 9s5 3 9 3 7-1 9-3 3-6 3-9c0-6-2-10-7-14s-11-6-19-6c-10 0-20 4-29 11-9 8-14 19-15 34v33h-22z">
            <text:p/>
          </draw:path>
          <draw:path draw:style-name="gr3" draw:text-style-name="P1" draw:layer="layout" svg:width="0.059cm" svg:height="0.188cm" svg:x="8.224cm" svg:y="7.403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3" draw:text-style-name="P1" draw:layer="layout" svg:width="0.107cm" svg:height="0.128cm" svg:x="8.304cm" svg:y="7.466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3" draw:text-style-name="P1" draw:layer="layout" svg:width="0.126cm" svg:height="0.128cm" svg:x="8.434cm" svg:y="7.466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3" draw:text-style-name="P1" draw:layer="layout" svg:width="0.107cm" svg:height="0.183cm" svg:x="8.575cm" svg:y="7.466cm" svg:viewBox="0 0 108 184" svg:d="m0 65c0 16 5 30 14 41 10 12 22 19 37 22v18c9 1 15 3 19 6 3 3 5 7 5 10-1 7-6 12-14 14-9 1-17 2-25 2h-8v6h3c21 0 37-1 48-4 10-3 16-9 16-18-1-8-4-14-11-16-6-3-10-5-13-5v-13c14-3 23-9 29-17s8-14 8-18c0-1-1-2-2-3s-2 0-3 1c-1 0-2 2-3 4s-1 4-2 5c-5 9-11 15-17 18s-13 4-18 4c-8 0-17-4-25-12-9-9-14-24-14-45 0-23 5-38 13-46 8-9 16-13 25-12 9 0 16 2 21 4s8 4 9 6c-1 0-4 1-7 2s-6 5-6 11c0 4 1 7 4 9s5 4 9 4c2 0 5-1 8-3s5-6 5-11c-1-9-5-16-13-21s-19-8-31-8c-18 1-33 7-44 20s-17 27-17 45z">
            <text:p/>
          </draw:path>
          <draw:path draw:style-name="gr3" draw:text-style-name="P1" draw:layer="layout" svg:width="0.126cm" svg:height="0.18cm" svg:x="8.705cm" svg:y="7.414cm" svg:viewBox="0 0 127 181" svg:d="m10 23 5 4c1-2 4-4 8-8 4-3 9-5 15-6 6 1 12 3 18 7s11 7 18 7c6 0 11-2 16-7 5-4 9-10 14-16l-5-4c-3 4-7 7-10 10s-8 4-12 4c-7 0-13-3-18-7-6-4-12-6-18-7-6 0-12 3-17 7-4 5-9 10-14 16zm-10 129c1 11 6 19 16 23 9 4 19 6 29 6 9 0 17-2 24-7 6-5 10-10 13-17 1 6 3 11 7 16 4 4 9 7 15 7 4 0 8-1 14-5 5-3 8-11 9-22v-16h-7v16c0 8-1 13-4 15-2 3-4 4-6 3-4 0-7-2-8-6s-2-7-2-8v-56c0-6 0-12-1-17s-4-11-9-17c-6-5-12-9-19-11-7-3-13-4-20-4-12 0-22 3-30 9s-12 13-13 23c0 4 2 7 4 10s5 3 9 3 7-1 10-4 3-5 3-9c0-2-1-4-2-8s-6-4-12-5c4-5 9-8 14-10s11-3 16-3c8 0 14 3 20 9 7 6 10 15 10 27v11c-7 0-15 1-25 2-9 1-18 4-27 8-10 5-18 11-22 17s-6 13-6 20zm21-1c0-8 4-17 12-25s24-14 47-15v28c0 13-4 23-12 28s-14 8-21 8-13-2-18-6-8-11-8-18z">
            <text:p/>
          </draw:path>
          <draw:path draw:style-name="gr3" draw:text-style-name="P1" draw:layer="layout" svg:width="0.124cm" svg:height="0.128cm" svg:x="8.845cm" svg:y="7.466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</draw:g>
        <draw:g>
          <draw:path draw:style-name="gr4" draw:text-style-name="P1" draw:layer="layout" svg:width="0.172cm" svg:height="0.192cm" svg:x="1.56cm" svg:y="7.733cm" svg:viewBox="0 0 173 193" svg:d="m0 193h110c19-1 34-6 46-16s17-22 17-36c0-12-6-23-15-32-10-9-23-15-39-17 14-2 25-8 34-16s13-17 13-28c0-13-6-24-18-33-11-10-26-15-44-15h-104v9h7c10 0 17 1 19 3s3 5 3 10v149c0 5-1 8-3 10s-9 3-19 3h-7zm53-20v-77h53c13 1 23 6 30 15 6 10 9 20 9 30s-4 20-11 29-18 13-32 14h-36c-6 0-10-1-11-2s-3-5-2-9zm0-83v-70c-1-4 0-8 2-9s5-2 11-2h35c14 0 24 5 30 14s8 17 8 25c0 10-4 19-11 28s-19 13-34 14z">
            <text:p/>
          </draw:path>
          <draw:path draw:style-name="gr4" draw:text-style-name="P1" draw:layer="layout" svg:width="0.137cm" svg:height="0.178cm" svg:x="1.754cm" svg:y="7.805cm" svg:viewBox="0 0 138 179" svg:d="m0 156c0 7 3 12 8 16s11 7 18 7c9-1 16-4 22-10s11-14 14-22l50-120c4-9 8-14 14-16 5-2 9-3 12-2v-9c-3 0-7 0-11 1-3 0-7 0-10 0s-7 0-12 0c-5-1-9-1-13-1v9c5 0 8 1 10 3s3 5 3 9c0 1 0 2 0 3s-1 2-1 4l-29 69-31-76c-1-1-1-2-1-3s-1-1-1-2c1-3 3-6 6-6s7-1 10-1v-9c-4 0-10 0-16 1-7 0-12 0-15 0-4 0-8 0-13 0-5-1-10-1-14-1v9c7 0 12 0 15 1s6 4 8 9l42 102c-1 2-2 5-3 9-2 3-3 6-4 8-3 8-7 16-12 23-4 8-11 11-20 12-1 0-3 0-5-1-3 0-5-2-8-4 4-1 7-2 8-5 2-2 3-5 3-7 0-4-2-7-4-9s-5-3-8-3-6 1-8 3c-3 2-4 5-4 9z">
            <text:p/>
          </draw:path>
          <draw:path draw:style-name="gr4" draw:text-style-name="P1" draw:layer="layout" svg:width="0.088cm" svg:height="0.175cm" svg:x="1.902cm" svg:y="7.753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4" draw:text-style-name="P1" draw:layer="layout" svg:width="0.108cm" svg:height="0.128cm" svg:x="2.015cm" svg:y="7.8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4" draw:text-style-name="P1" draw:layer="layout" svg:width="0.092cm" svg:height="0.128cm" svg:x="2.143cm" svg:y="7.8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4" draw:text-style-name="P1" draw:layer="layout" svg:width="0.091cm" svg:height="0.198cm" svg:x="2.346cm" svg:y="7.727cm" svg:viewBox="0 0 92 199" svg:d="m0 87h22v90c1 7-1 10-4 11s-9 2-18 2v9c6 0 12-1 18-1 5 0 10 0 14 0 6 0 12 0 19 0 6 0 12 0 18 1v-9h-6c-10 0-17-1-19-3-3-2-4-5-3-10v-90h33v-9h-34v-33c0-13 3-22 9-29s11-10 17-10c1 0 2 0 4 0s4 1 6 2c-2 0-4 2-6 4s-3 4-3 8c0 3 1 6 4 9s5 3 9 3 7-1 9-3 3-6 3-9c0-6-2-10-7-14s-11-6-19-6c-10 0-20 4-29 11-9 8-14 19-15 34v33h-22z">
            <text:p/>
          </draw:path>
          <draw:path draw:style-name="gr4" draw:text-style-name="P1" draw:layer="layout" svg:width="0.124cm" svg:height="0.128cm" svg:x="2.43cm" svg:y="7.8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4" draw:text-style-name="P1" draw:layer="layout" svg:width="0.094cm" svg:height="0.123cm" svg:x="2.574cm" svg:y="7.802cm" svg:viewBox="0 0 95 124" svg:d="m0 124c6 0 12-1 17-1 6 0 11 0 15 0 6 0 12 0 18 0 7 0 13 0 19 1v-9h-6c-11 0-17-1-19-3s-4-5-3-10v-43c0-15 3-27 8-37 6-10 15-16 25-16 1 0 2 0 2 0h1c0 0-1 1-3 3s-3 4-3 8 1 7 4 9 5 3 8 3 5-1 8-3 4-5 4-9c0-5-2-9-6-12s-9-5-15-5c-10 1-18 4-24 11s-9 13-11 20v-31l-39 3v9c10 0 16 1 18 3 3 2 4 6 4 12v75c0 6-1 10-4 11-3 2-9 2-18 2z">
            <text:p/>
          </draw:path>
          <draw:path draw:style-name="gr4" draw:text-style-name="P1" draw:layer="layout" svg:width="0.22cm" svg:height="0.123cm" svg:x="2.685cm" svg:y="7.802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4" draw:text-style-name="P1" draw:layer="layout" svg:width="0.126cm" svg:height="0.128cm" svg:x="2.925cm" svg:y="7.8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4" draw:text-style-name="P1" draw:layer="layout" svg:width="0.139cm" svg:height="0.198cm" svg:x="3.066cm" svg:y="7.73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4" draw:text-style-name="P1" draw:layer="layout" svg:width="0.124cm" svg:height="0.128cm" svg:x="3.222cm" svg:y="7.8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4" draw:text-style-name="P1" draw:layer="layout" svg:width="0.092cm" svg:height="0.128cm" svg:x="3.46cm" svg:y="7.8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4" draw:text-style-name="P1" draw:layer="layout" svg:width="0.124cm" svg:height="0.128cm" svg:x="3.569cm" svg:y="7.8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4" draw:text-style-name="P1" draw:layer="layout" svg:width="0.22cm" svg:height="0.123cm" svg:x="3.714cm" svg:y="7.802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4" draw:text-style-name="P1" draw:layer="layout" svg:width="0.108cm" svg:height="0.128cm" svg:x="3.95cm" svg:y="7.8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4" draw:text-style-name="P1" draw:layer="layout" svg:width="0.141cm" svg:height="0.123cm" svg:x="4.078cm" svg:y="7.802cm" svg:viewBox="0 0 142 124" svg:d="m0 124c5 0 11-1 17-1s11 0 15 0 9 0 15 0 12 1 16 1v-9c-9 0-15 0-17-2s-5-5-4-11v-51c0-15 4-26 12-34s16-11 25-11 15 3 17 9c3 7 4 14 4 22v65c0 6-1 10-4 11s-9 2-18 2v9c5 0 11-1 17-1s11 0 15 0 9 0 15 0 12 1 17 1v-9c-8 0-13 0-17-1-3-1-5-3-5-7v-54c0-12 0-21-1-27s-4-11-8-16c-2-2-5-5-10-7s-12-3-20-3c-10 0-18 3-25 8s-12 12-16 21v-29l-40 3v9c10 0 16 1 18 3 3 2 4 6 4 12v75c0 6-1 10-4 11-3 2-9 2-18 2z">
            <text:p/>
          </draw:path>
          <draw:path draw:style-name="gr4" draw:text-style-name="P1" draw:layer="layout" svg:width="0.088cm" svg:height="0.175cm" svg:x="4.222cm" svg:y="7.753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4" draw:text-style-name="P1" draw:layer="layout" svg:width="0.108cm" svg:height="0.128cm" svg:x="4.335cm" svg:y="7.8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4" draw:text-style-name="P1" draw:layer="layout" svg:width="0.107cm" svg:height="0.128cm" svg:x="4.556cm" svg:y="7.8cm" svg:viewBox="0 0 108 129" svg:d="m0 65c0 19 7 34 18 46s26 17 43 18c19-1 31-7 38-17s9-17 9-20c0-1-1-2-2-2s-1 0-2 0-2 0-2 0l-1 2c-5 13-11 21-18 25s-14 5-19 5c-9 0-17-3-26-12-9-8-14-23-14-45 0-23 5-38 13-46 9-9 17-13 25-12 2 0 6 0 12 1s13 4 18 9c-5 1-9 3-11 6s-2 5-2 7c0 4 1 7 3 9s6 4 10 4 7-1 9-3 4-6 4-10c-1-10-5-17-14-22s-18-8-29-8c-18 1-33 7-44 19-12 13-18 28-18 46z">
            <text:p/>
          </draw:path>
          <draw:path draw:style-name="gr4" draw:text-style-name="P1" draw:layer="layout" svg:width="0.124cm" svg:height="0.128cm" svg:x="4.682cm" svg:y="7.8cm" svg:viewBox="0 0 125 129" svg:d="m0 66c1 18 7 33 19 45s26 18 43 18c18-1 32-7 44-18 12-12 18-27 19-45-1-19-7-34-19-47-12-12-26-19-44-19-17 1-32 7-44 20s-18 27-18 46zm24-3c0-5 0-12 1-18 0-7 2-14 5-20 4-7 9-11 15-15 6-3 11-4 17-4s12 1 18 4c5 4 10 8 14 14 3 6 5 13 6 20s1 14 1 19c0 6 0 12-1 18 0 7-2 14-5 20-3 7-8 12-13 15s-12 6-20 6c-6 0-11-2-17-5s-10-7-14-14c-4-6-6-13-6-21s-1-13-1-19z">
            <text:p/>
          </draw:path>
          <draw:path draw:style-name="gr4" draw:text-style-name="P1" draw:layer="layout" svg:width="0.22cm" svg:height="0.123cm" svg:x="4.827cm" svg:y="7.802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4" draw:text-style-name="P1" draw:layer="layout" svg:width="0.138cm" svg:height="0.198cm" svg:x="5.156cm" svg:y="7.73cm" svg:viewBox="0 0 139 199" svg:d="m0 12c10 0 16 1 18 3 3 2 4 6 4 13v168h7c0 0 1-1 2-4s5-7 8-13c2 3 6 8 12 12 6 5 15 7 25 8 17 0 32-7 44-18 12-12 18-27 19-46-1-18-7-33-18-45-12-11-26-18-42-18-11 0-19 3-26 7s-10 8-12 11v-90l-41 3zm42 152v-58c-1-2 0-4 0-5s1-3 3-5c5-8 11-13 18-15 6-2 11-3 15-3 6 0 11 2 16 5s10 7 13 13 6 12 7 19c1 8 1 14 1 20 0 5 0 12-1 19-1 8-4 14-8 21-3 5-7 9-12 12-5 4-12 6-19 6s-12-2-17-5-9-7-13-12c-1-3-3-5-3-6 0-2-1-4 0-6z">
            <text:p/>
          </draw:path>
          <draw:path draw:style-name="gr4" draw:text-style-name="P1" draw:layer="layout" svg:width="0.059cm" svg:height="0.188cm" svg:x="5.314cm" svg:y="7.737cm" svg:viewBox="0 0 60 189" svg:d="m12 15c0 4 1 7 4 10s6 5 11 5c4 0 7-2 10-4 3-3 5-6 5-11s-2-8-5-11-6-4-10-4c-5 0-8 2-11 5s-4 6-4 10zm-12 174c5 0 10-1 16-1s11 0 15 0c10 0 20 0 29 1v-9c-9 0-14 0-16-2-3-2-4-5-3-10v-103l-40 3v9c9 0 15 0 17 2 3 2 4 7 4 13v75c0 7-1 10-4 11-3 2-9 2-18 2z">
            <text:p/>
          </draw:path>
          <draw:path draw:style-name="gr4" draw:text-style-name="P1" draw:layer="layout" svg:width="0.088cm" svg:height="0.175cm" svg:x="5.39cm" svg:y="7.753cm" svg:viewBox="0 0 89 176" svg:d="m0 60h24v78c1 16 6 27 15 32 8 4 16 6 22 6 10-1 17-5 21-13s7-16 7-25v-16h-7v15c0 11-2 19-6 24-3 5-8 8-13 8-9-1-15-6-17-14s-3-13-2-17v-77h40v-9h-40v-52h-7c0 12-3 24-8 35-6 11-15 17-29 19z">
            <text:p/>
          </draw:path>
          <draw:path draw:style-name="gr4" draw:text-style-name="P1" draw:layer="layout" svg:width="0.092cm" svg:height="0.128cm" svg:x="5.504cm" svg:y="7.8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4" draw:text-style-name="P1" draw:layer="layout" svg:width="0.139cm" svg:height="0.198cm" svg:x="5.708cm" svg:y="7.73cm" svg:viewBox="0 0 140 199" svg:d="m0 136c0 18 6 33 18 45 12 11 26 18 42 18 9 0 17-2 23-6 7-3 12-8 15-12v18l42-3v-9c-10 0-16-1-19-3-2-2-4-6-3-13v-171l-41 3v9c10 0 16 1 18 3 3 2 4 6 4 13v61c-4-5-9-9-15-12s-13-5-21-5c-17 0-32 6-44 18s-18 27-19 45zm24 0c0-6 0-12 1-19s4-15 7-21c3-5 8-9 13-12 5-4 12-6 19-6 6 0 11 1 16 4s11 7 15 13c2 2 2 4 3 5s0 3 0 5v58c0 2 0 4 0 5-1 1-1 3-3 5-4 7-9 12-15 15s-12 5-18 5c-7 0-12-2-17-5s-10-8-13-13c-4-6-6-12-7-20-1-7-1-13-1-19z">
            <text:p/>
          </draw:path>
          <draw:path draw:style-name="gr4" draw:text-style-name="P1" draw:layer="layout" svg:width="0.108cm" svg:height="0.128cm" svg:x="5.863cm" svg:y="7.8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4" draw:text-style-name="P1" draw:layer="layout" svg:width="0.22cm" svg:height="0.123cm" svg:x="6.084cm" svg:y="7.802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  <draw:path draw:style-name="gr4" draw:text-style-name="P1" draw:layer="layout" svg:width="0.108cm" svg:height="0.128cm" svg:x="6.321cm" svg:y="7.8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4" draw:text-style-name="P1" draw:layer="layout" svg:width="0.141cm" svg:height="0.123cm" svg:x="6.449cm" svg:y="7.802cm" svg:viewBox="0 0 142 124" svg:d="m0 124c5 0 11-1 17-1s11 0 15 0 9 0 15 0 12 1 16 1v-9c-9 0-15 0-17-2s-5-5-4-11v-51c0-15 4-26 12-34s16-11 25-11 15 3 17 9c3 7 4 14 4 22v65c0 6-1 10-4 11s-9 2-18 2v9c5 0 11-1 17-1s11 0 15 0 9 0 15 0 12 1 17 1v-9c-8 0-13 0-17-1-3-1-5-3-5-7v-54c0-12 0-21-1-27s-4-11-8-16c-2-2-5-5-10-7s-12-3-20-3c-10 0-18 3-25 8s-12 12-16 21v-29l-40 3v9c10 0 16 1 18 3 3 2 4 6 4 12v75c0 6-1 10-4 11-3 2-9 2-18 2z">
            <text:p/>
          </draw:path>
          <draw:path draw:style-name="gr4" draw:text-style-name="P1" draw:layer="layout" svg:width="0.092cm" svg:height="0.128cm" svg:x="6.605cm" svg:y="7.8cm" svg:viewBox="0 0 93 129" svg:d="m0 122c0 3 0 4 0 5 1 1 2 2 3 2s1 0 2-1c1 0 3-2 5-4 0-1 1-1 1-2 1-1 3-2 5-5 6 6 12 9 18 10 6 2 10 2 13 2 16 0 28-4 35-12 7-7 11-17 11-27-1-7-2-13-5-18s-5-7-7-9c-5-4-10-7-15-9-6-2-12-3-18-4-8-2-16-4-23-7s-11-9-11-17c0-5 2-10 6-14s13-7 25-7c15 1 25 5 28 14s6 15 5 20c1 1 1 2 2 2 1 1 1 1 2 1 2 0 3-1 3-2s1-3 1-5v-29c0-2 0-4-1-5 0 0-1-1-3-1 0 0-1 0-2 0 0 1-1 2-3 3-1 1-2 1-3 2s-1 2-2 2c-6-3-11-5-16-6s-8-1-11-1c-17 0-28 4-35 11s-10 15-10 23c0 5 1 10 3 14s5 7 9 10c5 4 9 6 15 8 5 2 13 4 23 5 4 1 9 3 17 6 7 4 11 10 12 20 0 8-2 14-8 19-5 4-13 7-24 7-12 0-20-4-26-11s-11-17-13-29c-1-2-1-3-2-4 0-1-1-1-2-1-2 0-3 1-4 2s0 3 0 5z">
            <text:p/>
          </draw:path>
          <draw:path draw:style-name="gr4" draw:text-style-name="P1" draw:layer="layout" svg:width="0.126cm" svg:height="0.128cm" svg:x="6.718cm" svg:y="7.8cm" svg:viewBox="0 0 127 129" svg:d="m0 99c1 12 6 19 16 24 9 4 19 6 29 6 9 0 17-3 24-7 6-5 10-11 13-17 1 6 3 11 7 15 4 5 9 8 15 8 4 0 8-1 14-5 5-4 8-11 9-22v-16h-7v16c0 8-1 13-4 15-2 2-4 3-6 3-4 0-7-3-8-6s-2-7-2-8v-56c0-6 0-12-1-18s-4-11-9-16c-6-5-12-9-19-11-7-3-13-4-20-4-12 0-22 3-30 9s-12 13-13 23c0 4 2 7 4 9s5 4 9 4 7-1 10-4 3-5 3-9c0-2-1-5-2-8s-6-5-12-5c4-5 9-8 14-10s11-3 16-3c8 0 14 3 20 9 7 5 10 15 10 27v10c-7 1-15 1-25 3-9 1-18 4-27 8-10 5-18 10-22 17s-6 13-6 19zm21 0c0-8 4-17 12-25s24-14 47-16v29c0 13-4 22-12 28s-14 8-21 8-13-2-18-7-8-10-8-17z">
            <text:p/>
          </draw:path>
          <draw:path draw:style-name="gr4" draw:text-style-name="P1" draw:layer="layout" svg:width="0.128cm" svg:height="0.185cm" svg:x="6.858cm" svg:y="7.798cm" svg:viewBox="0 0 129 186" svg:d="m0 150c0 11 7 19 18 26 12 6 27 10 44 10s32-3 44-10c12-6 18-15 19-26 0-5-1-11-4-17s-8-11-15-15-15-6-23-7-17-1-25-1c-4 0-8 0-13 0-4 0-7 0-8 0-5-1-8-3-11-7s-4-8-4-13c0 0 0-2 0-4s2-5 5-8c5 3 11 6 16 7s9 1 11 1c14 0 25-5 33-12s13-18 13-29c0-6-1-11-3-16s-5-9-9-12c6-5 10-8 15-9 5-2 9-2 12-2h1 1c-1 1-2 2-3 3-1 2-1 3-1 5s1 4 2 6c2 1 4 2 6 2 1 0 3 0 5-2s3-3 3-6-1-6-3-9-6-5-11-5c-3 0-8 1-13 2-6 2-12 6-18 11-6-4-11-6-17-8-5-1-9-1-13-1-13 0-24 4-32 12-9 8-13 18-13 29 0 6 1 12 4 17 2 5 5 9 9 12-2 2-4 5-5 9-2 4-3 9-3 14s1 9 3 14c2 4 5 8 9 11-8 3-15 6-19 12-4 5-7 11-7 16zm15 0c0-6 2-12 7-16 4-5 9-8 16-8h16c13-1 25 0 37 3s18 10 19 21c0 8-5 15-14 21-8 6-20 9-34 9s-26-3-34-9c-9-6-13-13-13-21zm15-105c0-4 0-8 0-12s2-8 4-12c1-2 4-4 7-7 3-2 8-4 13-4 12 1 19 6 22 15s3 16 3 20 0 8-1 12c0 4-2 8-4 12-1 2-3 4-6 7-4 2-8 4-14 4-11-1-19-6-21-15s-4-16-3-20z">
            <text:p/>
          </draw:path>
          <draw:path draw:style-name="gr4" draw:text-style-name="P1" draw:layer="layout" svg:width="0.108cm" svg:height="0.128cm" svg:x="7.002cm" svg:y="7.8cm" svg:viewBox="0 0 109 129" svg:d="m0 64c1 19 7 35 19 47s26 18 43 18c17-1 29-7 36-16 7-10 11-17 11-21 0-1-1-2-2-2s-1-1-2-1-2 0-3 1c0 1 0 2-1 3-5 14-13 22-21 25-9 3-14 5-16 4-7 0-14-2-19-6s-10-8-13-13c-4-7-6-14-7-22s-1-15-1-20h78c3 0 5 0 5-1s2-2 2-5c0-15-4-27-12-38s-21-16-38-17c-17 0-31 7-42 19s-17 27-17 45zm24-9c2-20 6-34 14-40s15-10 21-9c13 1 22 8 26 20s5 22 5 29z">
            <text:p/>
          </draw:path>
          <draw:path draw:style-name="gr4" draw:text-style-name="P1" draw:layer="layout" svg:width="0.22cm" svg:height="0.123cm" svg:x="7.13cm" svg:y="7.802cm" svg:viewBox="0 0 221 124" svg:d="m0 124c5 0 11 0 17-1 6 0 11 0 15 0s9 0 15 0c6 1 12 1 16 1v-9c-9 0-15 0-17-1s-5-5-4-12v-51c0-15 4-26 12-34s16-11 25-11 15 3 17 10c3 6 4 13 4 21v65c0 7-1 10-4 12s-9 1-18 1v9c5 0 11 0 17-1 6 0 11 0 15 0s9 0 15 0c6 1 12 1 17 1v-9c-9 0-15 0-18-1s-5-5-4-12v-51c0-15 4-26 12-34s16-11 26-11c9 0 14 3 17 10 3 6 4 13 4 21v65c0 7-1 10-4 12s-9 1-18 1v9c5 0 11 0 17-1 6 0 11 0 15 0s9 0 15 0c6 1 12 1 17 1v-9c-8 0-13 0-17-1-3-1-5-3-5-7v-54c0-12 0-21-1-27s-4-11-8-16c-2-2-6-5-10-7s-12-3-20-3c-12 1-21 4-28 10-6 6-11 11-13 17-3-11-8-19-16-22-8-4-15-5-22-5-10 0-18 3-25 8s-12 12-16 21v-29l-40 3v9c10 0 16 1 18 3 3 2 4 6 4 13v74c0 7-1 10-4 12-3 1-9 1-18 1z">
            <text:p/>
          </draw:path>
        </draw:g>
        <draw:rect draw:style-name="gr5" draw:text-style-name="P2" draw:layer="layout" svg:width="0.5cm" svg:height="0.333cm" svg:x="2cm" svg:y="1cm">
          <text:p/>
        </draw:rect>
        <draw:rect draw:style-name="gr6" draw:text-style-name="P2" draw:layer="layout" svg:width="0.5cm" svg:height="0.333cm" svg:x="1cm" svg:y="0.667cm">
          <text:p/>
        </draw:rect>
        <draw:rect draw:style-name="gr7" draw:text-style-name="P4" draw:layer="layout" svg:width="0.5cm" svg:height="0.333cm" svg:x="1.5cm" svg:y="0.667cm">
          <text:p text:style-name="P3"><text:span text:style-name="T1">cv</text:span><text:span text:style-name="T2">0</text:span></text:p>
        </draw:rect>
        <draw:rect draw:style-name="gr7" draw:text-style-name="P2" draw:layer="layout" svg:width="0.5cm" svg:height="0.333cm" svg:x="2cm" svg:y="0.667cm">
          <text:p text:style-name="P3"><text:span text:style-name="T1">cv</text:span><text:span text:style-name="T2">1</text:span></text:p>
        </draw:rect>
        <draw:rect draw:style-name="gr5" draw:text-style-name="P2" draw:layer="layout" svg:width="0.5cm" svg:height="0.333cm" svg:x="2.5cm" svg:y="0.667cm">
          <text:p/>
        </draw:rect>
        <draw:rect draw:style-name="gr7" draw:text-style-name="P2" draw:layer="layout" svg:width="0.5cm" svg:height="0.333cm" svg:x="3cm" svg:y="0.667cm">
          <text:p text:style-name="P3"><text:span text:style-name="T1">cv</text:span><text:span text:style-name="T2">2</text:span></text:p>
        </draw:rect>
        <draw:rect draw:style-name="gr5" draw:text-style-name="P2" draw:layer="layout" svg:width="0.5cm" svg:height="0.333cm" svg:x="3.5cm" svg:y="0.667cm">
          <text:p/>
        </draw:rect>
        <draw:rect draw:style-name="gr5" draw:text-style-name="P2" draw:layer="layout" svg:width="0.5cm" svg:height="0.333cm" svg:x="4cm" svg:y="0.667cm">
          <text:p/>
        </draw:rect>
        <draw:rect draw:style-name="gr5" draw:text-style-name="P2" draw:layer="layout" svg:width="0.5cm" svg:height="0.333cm" svg:x="4.5cm" svg:y="0.667cm">
          <text:p/>
        </draw:rect>
        <draw:rect draw:style-name="gr7" draw:text-style-name="P2" draw:layer="layout" svg:width="0.5cm" svg:height="0.333cm" svg:x="1cm" svg:y="1cm">
          <text:p text:style-name="P3"><text:span text:style-name="T1">cv</text:span><text:span text:style-name="T2">3</text:span></text:p>
        </draw:rect>
        <draw:rect draw:style-name="gr5" draw:text-style-name="P2" draw:layer="layout" svg:width="0.5cm" svg:height="0.333cm" svg:x="1.5cm" svg:y="1cm">
          <text:p/>
        </draw:rect>
        <draw:rect draw:style-name="gr5" draw:text-style-name="P2" draw:layer="layout" svg:width="0.5cm" svg:height="0.333cm" svg:x="2.5cm" svg:y="1cm">
          <text:p/>
        </draw:rect>
        <draw:rect draw:style-name="gr5" draw:text-style-name="P2" draw:layer="layout" svg:width="0.5cm" svg:height="0.333cm" svg:x="3cm" svg:y="1cm">
          <text:p/>
        </draw:rect>
        <draw:rect draw:style-name="gr5" draw:text-style-name="P2" draw:layer="layout" svg:width="0.5cm" svg:height="0.333cm" svg:x="3.5cm" svg:y="1cm">
          <text:p/>
        </draw:rect>
        <draw:rect draw:style-name="gr5" draw:text-style-name="P2" draw:layer="layout" svg:width="0.5cm" svg:height="0.333cm" svg:x="4cm" svg:y="1cm">
          <text:p/>
        </draw:rect>
        <draw:rect draw:style-name="gr5" draw:text-style-name="P2" draw:layer="layout" svg:width="0.5cm" svg:height="0.333cm" svg:x="4.5cm" svg:y="1cm">
          <text:p/>
        </draw:rect>
        <draw:rect draw:style-name="gr8" draw:text-style-name="P2" draw:layer="layout" svg:width="0.5cm" svg:height="0.333cm" svg:x="1cm" svg:y="1.667cm">
          <text:p/>
        </draw:rect>
        <draw:rect draw:style-name="gr8" draw:text-style-name="P2" draw:layer="layout" svg:width="0.5cm" svg:height="0.333cm" svg:x="1.5cm" svg:y="1.667cm">
          <text:p/>
        </draw:rect>
        <draw:rect draw:style-name="gr8" draw:text-style-name="P2" draw:layer="layout" svg:width="0.5cm" svg:height="0.333cm" svg:x="2cm" svg:y="1.667cm">
          <text:p/>
        </draw:rect>
        <draw:rect draw:style-name="gr8" draw:text-style-name="P2" draw:layer="layout" svg:width="0.5cm" svg:height="0.333cm" svg:x="2.5cm" svg:y="1.667cm">
          <text:p/>
        </draw:rect>
        <draw:rect draw:style-name="gr8" draw:text-style-name="P2" draw:layer="layout" svg:width="0.5cm" svg:height="0.333cm" svg:x="3cm" svg:y="1.667cm">
          <text:p/>
        </draw:rect>
        <draw:rect draw:style-name="gr8" draw:text-style-name="P2" draw:layer="layout" svg:width="0.5cm" svg:height="0.333cm" svg:x="3.5cm" svg:y="1.667cm">
          <text:p/>
        </draw:rect>
        <draw:rect draw:style-name="gr8" draw:text-style-name="P2" draw:layer="layout" svg:width="0.5cm" svg:height="0.333cm" svg:x="4cm" svg:y="1.667cm">
          <text:p/>
        </draw:rect>
        <draw:rect draw:style-name="gr8" draw:text-style-name="P2" draw:layer="layout" svg:width="0.5cm" svg:height="0.333cm" svg:x="4.5cm" svg:y="1.667cm">
          <text:p/>
        </draw:rect>
        <draw:rect draw:style-name="gr7" draw:text-style-name="P2" draw:layer="layout" svg:width="0.5cm" svg:height="0.333cm" svg:x="1cm" svg:y="2cm">
          <text:p text:style-name="P3"><text:span text:style-name="T1">cv</text:span><text:span text:style-name="T2">4</text:span></text:p>
        </draw:rect>
        <draw:rect draw:style-name="gr5" draw:text-style-name="P2" draw:layer="layout" svg:width="0.5cm" svg:height="0.333cm" svg:x="1.5cm" svg:y="2cm">
          <text:p/>
        </draw:rect>
        <draw:rect draw:style-name="gr5" draw:text-style-name="P2" draw:layer="layout" svg:width="0.5cm" svg:height="0.333cm" svg:x="2cm" svg:y="2cm">
          <text:p/>
        </draw:rect>
        <draw:rect draw:style-name="gr5" draw:text-style-name="P2" draw:layer="layout" svg:width="0.5cm" svg:height="0.333cm" svg:x="2.5cm" svg:y="2cm">
          <text:p/>
        </draw:rect>
        <draw:rect draw:style-name="gr5" draw:text-style-name="P2" draw:layer="layout" svg:width="0.5cm" svg:height="0.333cm" svg:x="3cm" svg:y="2cm">
          <text:p/>
        </draw:rect>
        <draw:rect draw:style-name="gr5" draw:text-style-name="P2" draw:layer="layout" svg:width="0.5cm" svg:height="0.333cm" svg:x="3.5cm" svg:y="2cm">
          <text:p/>
        </draw:rect>
        <draw:rect draw:style-name="gr5" draw:text-style-name="P2" draw:layer="layout" svg:width="0.5cm" svg:height="0.333cm" svg:x="4cm" svg:y="2cm">
          <text:p/>
        </draw:rect>
        <draw:rect draw:style-name="gr5" draw:text-style-name="P2" draw:layer="layout" svg:width="0.5cm" svg:height="0.333cm" svg:x="4.5cm" svg:y="2cm">
          <text:p/>
        </draw:rect>
        <draw:rect draw:style-name="gr8" draw:text-style-name="P2" draw:layer="layout" svg:width="0.5cm" svg:height="0.334cm" svg:x="1cm" svg:y="2.333cm">
          <text:p/>
        </draw:rect>
        <draw:rect draw:style-name="gr8" draw:text-style-name="P2" draw:layer="layout" svg:width="0.5cm" svg:height="0.334cm" svg:x="1.5cm" svg:y="2.333cm">
          <text:p/>
        </draw:rect>
        <draw:rect draw:style-name="gr8" draw:text-style-name="P2" draw:layer="layout" svg:width="0.5cm" svg:height="0.334cm" svg:x="2cm" svg:y="2.333cm">
          <text:p/>
        </draw:rect>
        <draw:rect draw:style-name="gr8" draw:text-style-name="P2" draw:layer="layout" svg:width="0.5cm" svg:height="0.334cm" svg:x="2.5cm" svg:y="2.333cm">
          <text:p/>
        </draw:rect>
        <draw:rect draw:style-name="gr8" draw:text-style-name="P2" draw:layer="layout" svg:width="0.5cm" svg:height="0.334cm" svg:x="3cm" svg:y="2.333cm">
          <text:p/>
        </draw:rect>
        <draw:rect draw:style-name="gr8" draw:text-style-name="P2" draw:layer="layout" svg:width="0.5cm" svg:height="0.334cm" svg:x="3.5cm" svg:y="2.333cm">
          <text:p/>
        </draw:rect>
        <draw:rect draw:style-name="gr8" draw:text-style-name="P2" draw:layer="layout" svg:width="0.5cm" svg:height="0.334cm" svg:x="4cm" svg:y="2.333cm">
          <text:p/>
        </draw:rect>
        <draw:rect draw:style-name="gr8" draw:text-style-name="P2" draw:layer="layout" svg:width="0.5cm" svg:height="0.334cm" svg:x="4.5cm" svg:y="2.333cm">
          <text:p/>
        </draw:rect>
        <draw:rect draw:style-name="gr8" draw:text-style-name="P2" draw:layer="layout" svg:width="0.5cm" svg:height="0.333cm" svg:x="1cm" svg:y="2.667cm">
          <text:p/>
        </draw:rect>
        <draw:rect draw:style-name="gr8" draw:text-style-name="P2" draw:layer="layout" svg:width="0.5cm" svg:height="0.333cm" svg:x="1.5cm" svg:y="2.667cm">
          <text:p/>
        </draw:rect>
        <draw:rect draw:style-name="gr8" draw:text-style-name="P2" draw:layer="layout" svg:width="0.5cm" svg:height="0.333cm" svg:x="2cm" svg:y="2.667cm">
          <text:p/>
        </draw:rect>
        <draw:rect draw:style-name="gr8" draw:text-style-name="P2" draw:layer="layout" svg:width="0.5cm" svg:height="0.333cm" svg:x="2.5cm" svg:y="2.667cm">
          <text:p/>
        </draw:rect>
        <draw:rect draw:style-name="gr8" draw:text-style-name="P2" draw:layer="layout" svg:width="0.5cm" svg:height="0.333cm" svg:x="3cm" svg:y="2.667cm">
          <text:p/>
        </draw:rect>
        <draw:rect draw:style-name="gr8" draw:text-style-name="P2" draw:layer="layout" svg:width="0.5cm" svg:height="0.333cm" svg:x="3.5cm" svg:y="2.667cm">
          <text:p/>
        </draw:rect>
        <draw:rect draw:style-name="gr8" draw:text-style-name="P2" draw:layer="layout" svg:width="0.5cm" svg:height="0.333cm" svg:x="4cm" svg:y="2.667cm">
          <text:p/>
        </draw:rect>
        <draw:rect draw:style-name="gr8" draw:text-style-name="P2" draw:layer="layout" svg:width="0.5cm" svg:height="0.333cm" svg:x="4.5cm" svg:y="2.667cm">
          <text:p/>
        </draw:rect>
        <draw:rect draw:style-name="gr8" draw:text-style-name="P2" draw:layer="layout" svg:width="0.5cm" svg:height="0.333cm" svg:x="1cm" svg:y="3cm">
          <text:p/>
        </draw:rect>
        <draw:rect draw:style-name="gr8" draw:text-style-name="P2" draw:layer="layout" svg:width="0.5cm" svg:height="0.333cm" svg:x="1.5cm" svg:y="3cm">
          <text:p/>
        </draw:rect>
        <draw:rect draw:style-name="gr8" draw:text-style-name="P2" draw:layer="layout" svg:width="0.5cm" svg:height="0.333cm" svg:x="2cm" svg:y="3cm">
          <text:p/>
        </draw:rect>
        <draw:rect draw:style-name="gr8" draw:text-style-name="P2" draw:layer="layout" svg:width="0.5cm" svg:height="0.333cm" svg:x="2.5cm" svg:y="3cm">
          <text:p/>
        </draw:rect>
        <draw:rect draw:style-name="gr8" draw:text-style-name="P2" draw:layer="layout" svg:width="0.5cm" svg:height="0.333cm" svg:x="3cm" svg:y="3cm">
          <text:p/>
        </draw:rect>
        <draw:rect draw:style-name="gr8" draw:text-style-name="P2" draw:layer="layout" svg:width="0.5cm" svg:height="0.333cm" svg:x="3.5cm" svg:y="3cm">
          <text:p/>
        </draw:rect>
        <draw:rect draw:style-name="gr8" draw:text-style-name="P2" draw:layer="layout" svg:width="0.5cm" svg:height="0.333cm" svg:x="4cm" svg:y="3cm">
          <text:p/>
        </draw:rect>
        <draw:rect draw:style-name="gr8" draw:text-style-name="P2" draw:layer="layout" svg:width="0.5cm" svg:height="0.333cm" svg:x="4.5cm" svg:y="3cm">
          <text:p/>
        </draw:rect>
        <draw:rect draw:style-name="gr7" draw:text-style-name="P2" draw:layer="layout" svg:width="0.5cm" svg:height="0.334cm" svg:x="1cm" svg:y="3.333cm">
          <text:p text:style-name="P3"><text:span text:style-name="T1">cv</text:span><text:span text:style-name="T2">5</text:span></text:p>
        </draw:rect>
        <draw:rect draw:style-name="gr5" draw:text-style-name="P2" draw:layer="layout" svg:width="0.5cm" svg:height="0.334cm" svg:x="1.5cm" svg:y="3.333cm">
          <text:p/>
        </draw:rect>
        <draw:rect draw:style-name="gr5" draw:text-style-name="P2" draw:layer="layout" svg:width="0.5cm" svg:height="0.334cm" svg:x="2cm" svg:y="3.333cm">
          <text:p/>
        </draw:rect>
        <draw:rect draw:style-name="gr5" draw:text-style-name="P2" draw:layer="layout" svg:width="0.5cm" svg:height="0.334cm" svg:x="2.5cm" svg:y="3.333cm">
          <text:p/>
        </draw:rect>
        <draw:rect draw:style-name="gr5" draw:text-style-name="P2" draw:layer="layout" svg:width="0.5cm" svg:height="0.334cm" svg:x="3cm" svg:y="3.333cm">
          <text:p/>
        </draw:rect>
        <draw:rect draw:style-name="gr5" draw:text-style-name="P2" draw:layer="layout" svg:width="0.5cm" svg:height="0.334cm" svg:x="3.5cm" svg:y="3.333cm">
          <text:p/>
        </draw:rect>
        <draw:rect draw:style-name="gr5" draw:text-style-name="P2" draw:layer="layout" svg:width="0.5cm" svg:height="0.334cm" svg:x="4cm" svg:y="3.333cm">
          <text:p/>
        </draw:rect>
        <draw:rect draw:style-name="gr5" draw:text-style-name="P2" draw:layer="layout" svg:width="0.5cm" svg:height="0.334cm" svg:x="4.5cm" svg:y="3.333cm">
          <text:p/>
        </draw:rect>
        <draw:rect draw:style-name="gr8" draw:text-style-name="P2" draw:layer="layout" svg:width="0.5cm" svg:height="0.333cm" svg:x="1cm" svg:y="3.667cm">
          <text:p/>
        </draw:rect>
        <draw:rect draw:style-name="gr8" draw:text-style-name="P2" draw:layer="layout" svg:width="0.5cm" svg:height="0.333cm" svg:x="1.5cm" svg:y="3.667cm">
          <text:p/>
        </draw:rect>
        <draw:rect draw:style-name="gr8" draw:text-style-name="P2" draw:layer="layout" svg:width="0.5cm" svg:height="0.333cm" svg:x="2cm" svg:y="3.667cm">
          <text:p/>
        </draw:rect>
        <draw:rect draw:style-name="gr8" draw:text-style-name="P2" draw:layer="layout" svg:width="0.5cm" svg:height="0.333cm" svg:x="2.5cm" svg:y="3.667cm">
          <text:p/>
        </draw:rect>
        <draw:rect draw:style-name="gr8" draw:text-style-name="P2" draw:layer="layout" svg:width="0.5cm" svg:height="0.333cm" svg:x="3cm" svg:y="3.667cm">
          <text:p/>
        </draw:rect>
        <draw:rect draw:style-name="gr8" draw:text-style-name="P2" draw:layer="layout" svg:width="0.5cm" svg:height="0.333cm" svg:x="3.5cm" svg:y="3.667cm">
          <text:p/>
        </draw:rect>
        <draw:rect draw:style-name="gr8" draw:text-style-name="P2" draw:layer="layout" svg:width="0.5cm" svg:height="0.333cm" svg:x="4cm" svg:y="3.667cm">
          <text:p/>
        </draw:rect>
        <draw:rect draw:style-name="gr8" draw:text-style-name="P2" draw:layer="layout" svg:width="0.5cm" svg:height="0.333cm" svg:x="4.5cm" svg:y="3.667cm">
          <text:p/>
        </draw:rect>
        <draw:rect draw:style-name="gr8" draw:text-style-name="P2" draw:layer="layout" svg:width="0.5cm" svg:height="0.333cm" svg:x="1cm" svg:y="4cm">
          <text:p/>
        </draw:rect>
        <draw:rect draw:style-name="gr8" draw:text-style-name="P2" draw:layer="layout" svg:width="0.5cm" svg:height="0.333cm" svg:x="1.5cm" svg:y="4cm">
          <text:p/>
        </draw:rect>
        <draw:rect draw:style-name="gr8" draw:text-style-name="P2" draw:layer="layout" svg:width="0.5cm" svg:height="0.333cm" svg:x="2cm" svg:y="4cm">
          <text:p/>
        </draw:rect>
        <draw:rect draw:style-name="gr8" draw:text-style-name="P2" draw:layer="layout" svg:width="0.5cm" svg:height="0.333cm" svg:x="2.5cm" svg:y="4cm">
          <text:p/>
        </draw:rect>
        <draw:rect draw:style-name="gr8" draw:text-style-name="P2" draw:layer="layout" svg:width="0.5cm" svg:height="0.333cm" svg:x="3cm" svg:y="4cm">
          <text:p/>
        </draw:rect>
        <draw:rect draw:style-name="gr8" draw:text-style-name="P2" draw:layer="layout" svg:width="0.5cm" svg:height="0.333cm" svg:x="3.5cm" svg:y="4cm">
          <text:p/>
        </draw:rect>
        <draw:rect draw:style-name="gr8" draw:text-style-name="P2" draw:layer="layout" svg:width="0.5cm" svg:height="0.333cm" svg:x="4cm" svg:y="4cm">
          <text:p/>
        </draw:rect>
        <draw:rect draw:style-name="gr8" draw:text-style-name="P2" draw:layer="layout" svg:width="0.5cm" svg:height="0.333cm" svg:x="4.5cm" svg:y="4cm">
          <text:p/>
        </draw:rect>
        <draw:rect draw:style-name="gr8" draw:text-style-name="P2" draw:layer="layout" svg:width="0.5cm" svg:height="0.334cm" svg:x="1cm" svg:y="4.333cm">
          <text:p/>
        </draw:rect>
        <draw:rect draw:style-name="gr8" draw:text-style-name="P2" draw:layer="layout" svg:width="0.5cm" svg:height="0.334cm" svg:x="1.5cm" svg:y="4.333cm">
          <text:p/>
        </draw:rect>
        <draw:rect draw:style-name="gr8" draw:text-style-name="P2" draw:layer="layout" svg:width="0.5cm" svg:height="0.334cm" svg:x="2cm" svg:y="4.333cm">
          <text:p/>
        </draw:rect>
        <draw:rect draw:style-name="gr8" draw:text-style-name="P2" draw:layer="layout" svg:width="0.5cm" svg:height="0.334cm" svg:x="2.5cm" svg:y="4.333cm">
          <text:p/>
        </draw:rect>
        <draw:rect draw:style-name="gr8" draw:text-style-name="P2" draw:layer="layout" svg:width="0.5cm" svg:height="0.334cm" svg:x="3cm" svg:y="4.333cm">
          <text:p/>
        </draw:rect>
        <draw:rect draw:style-name="gr8" draw:text-style-name="P2" draw:layer="layout" svg:width="0.5cm" svg:height="0.334cm" svg:x="3.5cm" svg:y="4.333cm">
          <text:p/>
        </draw:rect>
        <draw:rect draw:style-name="gr8" draw:text-style-name="P2" draw:layer="layout" svg:width="0.5cm" svg:height="0.334cm" svg:x="4cm" svg:y="4.333cm">
          <text:p/>
        </draw:rect>
        <draw:rect draw:style-name="gr8" draw:text-style-name="P2" draw:layer="layout" svg:width="0.5cm" svg:height="0.334cm" svg:x="4.5cm" svg:y="4.333cm">
          <text:p/>
        </draw:rect>
        <draw:rect draw:style-name="gr8" draw:text-style-name="P2" draw:layer="layout" svg:width="0.5cm" svg:height="0.333cm" svg:x="1cm" svg:y="4.667cm">
          <text:p/>
        </draw:rect>
        <draw:rect draw:style-name="gr8" draw:text-style-name="P2" draw:layer="layout" svg:width="0.5cm" svg:height="0.333cm" svg:x="1.5cm" svg:y="4.667cm">
          <text:p/>
        </draw:rect>
        <draw:rect draw:style-name="gr8" draw:text-style-name="P2" draw:layer="layout" svg:width="0.5cm" svg:height="0.333cm" svg:x="2cm" svg:y="4.667cm">
          <text:p/>
        </draw:rect>
        <draw:rect draw:style-name="gr8" draw:text-style-name="P2" draw:layer="layout" svg:width="0.5cm" svg:height="0.333cm" svg:x="2.5cm" svg:y="4.667cm">
          <text:p/>
        </draw:rect>
        <draw:rect draw:style-name="gr8" draw:text-style-name="P2" draw:layer="layout" svg:width="0.5cm" svg:height="0.333cm" svg:x="3cm" svg:y="4.667cm">
          <text:p/>
        </draw:rect>
        <draw:rect draw:style-name="gr8" draw:text-style-name="P2" draw:layer="layout" svg:width="0.5cm" svg:height="0.333cm" svg:x="3.5cm" svg:y="4.667cm">
          <text:p/>
        </draw:rect>
        <draw:rect draw:style-name="gr8" draw:text-style-name="P2" draw:layer="layout" svg:width="0.5cm" svg:height="0.333cm" svg:x="4cm" svg:y="4.667cm">
          <text:p/>
        </draw:rect>
        <draw:rect draw:style-name="gr8" draw:text-style-name="P2" draw:layer="layout" svg:width="0.5cm" svg:height="0.333cm" svg:x="4.5cm" svg:y="4.667cm">
          <text:p/>
        </draw:rect>
        <draw:rect draw:style-name="gr8" draw:text-style-name="P2" draw:layer="layout" svg:width="0.5cm" svg:height="0.333cm" svg:x="1cm" svg:y="5cm">
          <text:p/>
        </draw:rect>
        <draw:rect draw:style-name="gr8" draw:text-style-name="P2" draw:layer="layout" svg:width="0.5cm" svg:height="0.333cm" svg:x="1.5cm" svg:y="5cm">
          <text:p/>
        </draw:rect>
        <draw:rect draw:style-name="gr8" draw:text-style-name="P2" draw:layer="layout" svg:width="0.5cm" svg:height="0.333cm" svg:x="2cm" svg:y="5cm">
          <text:p/>
        </draw:rect>
        <draw:rect draw:style-name="gr8" draw:text-style-name="P2" draw:layer="layout" svg:width="0.5cm" svg:height="0.333cm" svg:x="2.5cm" svg:y="5cm">
          <text:p/>
        </draw:rect>
        <draw:rect draw:style-name="gr8" draw:text-style-name="P2" draw:layer="layout" svg:width="0.5cm" svg:height="0.333cm" svg:x="3cm" svg:y="5cm">
          <text:p/>
        </draw:rect>
        <draw:rect draw:style-name="gr8" draw:text-style-name="P2" draw:layer="layout" svg:width="0.5cm" svg:height="0.333cm" svg:x="3.5cm" svg:y="5cm">
          <text:p/>
        </draw:rect>
        <draw:rect draw:style-name="gr8" draw:text-style-name="P2" draw:layer="layout" svg:width="0.5cm" svg:height="0.333cm" svg:x="4cm" svg:y="5cm">
          <text:p/>
        </draw:rect>
        <draw:rect draw:style-name="gr8" draw:text-style-name="P2" draw:layer="layout" svg:width="0.5cm" svg:height="0.333cm" svg:x="4.5cm" svg:y="5cm">
          <text:p/>
        </draw:rect>
        <draw:rect draw:style-name="gr8" draw:text-style-name="P2" draw:layer="layout" svg:width="0.5cm" svg:height="0.334cm" svg:x="1cm" svg:y="5.333cm">
          <text:p/>
        </draw:rect>
        <draw:rect draw:style-name="gr8" draw:text-style-name="P2" draw:layer="layout" svg:width="0.5cm" svg:height="0.334cm" svg:x="1.5cm" svg:y="5.333cm">
          <text:p/>
        </draw:rect>
        <draw:rect draw:style-name="gr8" draw:text-style-name="P2" draw:layer="layout" svg:width="0.5cm" svg:height="0.334cm" svg:x="2cm" svg:y="5.333cm">
          <text:p/>
        </draw:rect>
        <draw:rect draw:style-name="gr8" draw:text-style-name="P2" draw:layer="layout" svg:width="0.5cm" svg:height="0.334cm" svg:x="2.5cm" svg:y="5.333cm">
          <text:p/>
        </draw:rect>
        <draw:rect draw:style-name="gr8" draw:text-style-name="P2" draw:layer="layout" svg:width="0.5cm" svg:height="0.334cm" svg:x="3cm" svg:y="5.333cm">
          <text:p/>
        </draw:rect>
        <draw:rect draw:style-name="gr8" draw:text-style-name="P2" draw:layer="layout" svg:width="0.5cm" svg:height="0.334cm" svg:x="3.5cm" svg:y="5.333cm">
          <text:p/>
        </draw:rect>
        <draw:rect draw:style-name="gr8" draw:text-style-name="P2" draw:layer="layout" svg:width="0.5cm" svg:height="0.334cm" svg:x="4cm" svg:y="5.333cm">
          <text:p/>
        </draw:rect>
        <draw:rect draw:style-name="gr8" draw:text-style-name="P2" draw:layer="layout" svg:width="0.5cm" svg:height="0.334cm" svg:x="4.5cm" svg:y="5.333cm">
          <text:p/>
        </draw:rect>
        <draw:rect draw:style-name="gr8" draw:text-style-name="P2" draw:layer="layout" svg:width="0.5cm" svg:height="0.333cm" svg:x="1cm" svg:y="5.667cm">
          <text:p/>
        </draw:rect>
        <draw:rect draw:style-name="gr8" draw:text-style-name="P2" draw:layer="layout" svg:width="0.5cm" svg:height="0.333cm" svg:x="1.5cm" svg:y="5.667cm">
          <text:p/>
        </draw:rect>
        <draw:rect draw:style-name="gr8" draw:text-style-name="P2" draw:layer="layout" svg:width="0.5cm" svg:height="0.333cm" svg:x="2cm" svg:y="5.667cm">
          <text:p/>
        </draw:rect>
        <draw:rect draw:style-name="gr8" draw:text-style-name="P2" draw:layer="layout" svg:width="0.5cm" svg:height="0.333cm" svg:x="2.5cm" svg:y="5.667cm">
          <text:p/>
        </draw:rect>
        <draw:rect draw:style-name="gr8" draw:text-style-name="P2" draw:layer="layout" svg:width="0.5cm" svg:height="0.333cm" svg:x="3cm" svg:y="5.667cm">
          <text:p/>
        </draw:rect>
        <draw:rect draw:style-name="gr8" draw:text-style-name="P2" draw:layer="layout" svg:width="0.5cm" svg:height="0.333cm" svg:x="3.5cm" svg:y="5.667cm">
          <text:p/>
        </draw:rect>
        <draw:rect draw:style-name="gr8" draw:text-style-name="P2" draw:layer="layout" svg:width="0.5cm" svg:height="0.333cm" svg:x="4cm" svg:y="5.667cm">
          <text:p/>
        </draw:rect>
        <draw:rect draw:style-name="gr8" draw:text-style-name="P2" draw:layer="layout" svg:width="0.5cm" svg:height="0.333cm" svg:x="4.5cm" svg:y="5.667cm">
          <text:p/>
        </draw:rect>
        <draw:rect draw:style-name="gr8" draw:text-style-name="P2" draw:layer="layout" svg:width="0.5cm" svg:height="0.334cm" svg:x="1cm" svg:y="1.333cm">
          <text:p/>
        </draw:rect>
        <draw:rect draw:style-name="gr8" draw:text-style-name="P2" draw:layer="layout" svg:width="0.5cm" svg:height="0.334cm" svg:x="1.5cm" svg:y="1.333cm">
          <text:p/>
        </draw:rect>
        <draw:rect draw:style-name="gr8" draw:text-style-name="P2" draw:layer="layout" svg:width="0.5cm" svg:height="0.334cm" svg:x="2cm" svg:y="1.333cm">
          <text:p/>
        </draw:rect>
        <draw:rect draw:style-name="gr8" draw:text-style-name="P2" draw:layer="layout" svg:width="0.5cm" svg:height="0.334cm" svg:x="2.5cm" svg:y="1.333cm">
          <text:p/>
        </draw:rect>
        <draw:rect draw:style-name="gr8" draw:text-style-name="P2" draw:layer="layout" svg:width="0.5cm" svg:height="0.334cm" svg:x="3cm" svg:y="1.333cm">
          <text:p/>
        </draw:rect>
        <draw:rect draw:style-name="gr8" draw:text-style-name="P2" draw:layer="layout" svg:width="0.5cm" svg:height="0.334cm" svg:x="3.5cm" svg:y="1.333cm">
          <text:p/>
        </draw:rect>
        <draw:rect draw:style-name="gr8" draw:text-style-name="P2" draw:layer="layout" svg:width="0.5cm" svg:height="0.334cm" svg:x="4cm" svg:y="1.333cm">
          <text:p/>
        </draw:rect>
        <draw:rect draw:style-name="gr8" draw:text-style-name="P2" draw:layer="layout" svg:width="0.5cm" svg:height="0.334cm" svg:x="4.5cm" svg:y="1.333cm">
          <text:p/>
        </draw:rect>
        <draw:rect draw:style-name="gr9" draw:text-style-name="P2" draw:layer="layout" svg:width="0.5cm" svg:height="0.333cm" svg:x="7cm" svg:y="1cm">
          <text:p/>
        </draw:rect>
        <draw:rect draw:style-name="gr10" draw:text-style-name="P2" draw:layer="layout" svg:width="0.5cm" svg:height="0.333cm" svg:x="6cm" svg:y="0.667cm">
          <text:p text:style-name="P3"><text:span text:style-name="T1">cv</text:span><text:span text:style-name="T2">6</text:span></text:p>
        </draw:rect>
        <draw:rect draw:style-name="gr11" draw:text-style-name="P4" draw:layer="layout" svg:width="0.5cm" svg:height="0.333cm" svg:x="6.5cm" svg:y="0.667cm">
          <text:p/>
        </draw:rect>
        <draw:rect draw:style-name="gr11" draw:text-style-name="P2" draw:layer="layout" svg:width="0.5cm" svg:height="0.333cm" svg:x="7cm" svg:y="0.667cm">
          <text:p/>
        </draw:rect>
        <draw:rect draw:style-name="gr11" draw:text-style-name="P2" draw:layer="layout" svg:width="0.5cm" svg:height="0.333cm" svg:x="7.5cm" svg:y="0.667cm">
          <text:p/>
        </draw:rect>
        <draw:rect draw:style-name="gr11" draw:text-style-name="P2" draw:layer="layout" svg:width="0.5cm" svg:height="0.333cm" svg:x="8cm" svg:y="0.667cm">
          <text:p/>
        </draw:rect>
        <draw:rect draw:style-name="gr11" draw:text-style-name="P2" draw:layer="layout" svg:width="0.5cm" svg:height="0.333cm" svg:x="8.5cm" svg:y="0.667cm">
          <text:p/>
        </draw:rect>
        <draw:rect draw:style-name="gr11" draw:text-style-name="P2" draw:layer="layout" svg:width="0.5cm" svg:height="0.333cm" svg:x="9cm" svg:y="0.667cm">
          <text:p/>
        </draw:rect>
        <draw:rect draw:style-name="gr11" draw:text-style-name="P2" draw:layer="layout" svg:width="0.5cm" svg:height="0.333cm" svg:x="9.5cm" svg:y="0.667cm">
          <text:p/>
        </draw:rect>
        <draw:rect draw:style-name="gr9" draw:text-style-name="P2" draw:layer="layout" svg:width="0.5cm" svg:height="0.333cm" svg:x="6cm" svg:y="1cm">
          <text:p/>
        </draw:rect>
        <draw:rect draw:style-name="gr9" draw:text-style-name="P2" draw:layer="layout" svg:width="0.5cm" svg:height="0.333cm" svg:x="6.5cm" svg:y="1cm">
          <text:p/>
        </draw:rect>
        <draw:rect draw:style-name="gr9" draw:text-style-name="P2" draw:layer="layout" svg:width="0.5cm" svg:height="0.333cm" svg:x="7.5cm" svg:y="1cm">
          <text:p/>
        </draw:rect>
        <draw:rect draw:style-name="gr9" draw:text-style-name="P2" draw:layer="layout" svg:width="0.5cm" svg:height="0.333cm" svg:x="8cm" svg:y="1cm">
          <text:p/>
        </draw:rect>
        <draw:rect draw:style-name="gr9" draw:text-style-name="P2" draw:layer="layout" svg:width="0.5cm" svg:height="0.333cm" svg:x="8.5cm" svg:y="1cm">
          <text:p/>
        </draw:rect>
        <draw:rect draw:style-name="gr9" draw:text-style-name="P2" draw:layer="layout" svg:width="0.5cm" svg:height="0.333cm" svg:x="9cm" svg:y="1cm">
          <text:p/>
        </draw:rect>
        <draw:rect draw:style-name="gr9" draw:text-style-name="P2" draw:layer="layout" svg:width="0.5cm" svg:height="0.333cm" svg:x="9.5cm" svg:y="1cm">
          <text:p/>
        </draw:rect>
        <draw:rect draw:style-name="gr9" draw:text-style-name="P2" draw:layer="layout" svg:width="0.5cm" svg:height="0.333cm" svg:x="6cm" svg:y="1.667cm">
          <text:p/>
        </draw:rect>
        <draw:rect draw:style-name="gr9" draw:text-style-name="P2" draw:layer="layout" svg:width="0.5cm" svg:height="0.333cm" svg:x="6.5cm" svg:y="1.667cm">
          <text:p/>
        </draw:rect>
        <draw:rect draw:style-name="gr9" draw:text-style-name="P2" draw:layer="layout" svg:width="0.5cm" svg:height="0.333cm" svg:x="7cm" svg:y="1.667cm">
          <text:p/>
        </draw:rect>
        <draw:rect draw:style-name="gr9" draw:text-style-name="P2" draw:layer="layout" svg:width="0.5cm" svg:height="0.333cm" svg:x="7.5cm" svg:y="1.667cm">
          <text:p/>
        </draw:rect>
        <draw:rect draw:style-name="gr9" draw:text-style-name="P2" draw:layer="layout" svg:width="0.5cm" svg:height="0.333cm" svg:x="8cm" svg:y="1.667cm">
          <text:p/>
        </draw:rect>
        <draw:rect draw:style-name="gr9" draw:text-style-name="P2" draw:layer="layout" svg:width="0.5cm" svg:height="0.333cm" svg:x="8.5cm" svg:y="1.667cm">
          <text:p/>
        </draw:rect>
        <draw:rect draw:style-name="gr9" draw:text-style-name="P2" draw:layer="layout" svg:width="0.5cm" svg:height="0.333cm" svg:x="9cm" svg:y="1.667cm">
          <text:p/>
        </draw:rect>
        <draw:rect draw:style-name="gr9" draw:text-style-name="P2" draw:layer="layout" svg:width="0.5cm" svg:height="0.333cm" svg:x="9.5cm" svg:y="1.667cm">
          <text:p/>
        </draw:rect>
        <draw:rect draw:style-name="gr9" draw:text-style-name="P2" draw:layer="layout" svg:width="0.5cm" svg:height="0.333cm" svg:x="6cm" svg:y="2cm">
          <text:p/>
        </draw:rect>
        <draw:rect draw:style-name="gr9" draw:text-style-name="P2" draw:layer="layout" svg:width="0.5cm" svg:height="0.333cm" svg:x="6.5cm" svg:y="2cm">
          <text:p/>
        </draw:rect>
        <draw:rect draw:style-name="gr9" draw:text-style-name="P2" draw:layer="layout" svg:width="0.5cm" svg:height="0.333cm" svg:x="7cm" svg:y="2cm">
          <text:p/>
        </draw:rect>
        <draw:rect draw:style-name="gr9" draw:text-style-name="P2" draw:layer="layout" svg:width="0.5cm" svg:height="0.333cm" svg:x="7.5cm" svg:y="2cm">
          <text:p/>
        </draw:rect>
        <draw:rect draw:style-name="gr9" draw:text-style-name="P2" draw:layer="layout" svg:width="0.5cm" svg:height="0.333cm" svg:x="8cm" svg:y="2cm">
          <text:p/>
        </draw:rect>
        <draw:rect draw:style-name="gr9" draw:text-style-name="P2" draw:layer="layout" svg:width="0.5cm" svg:height="0.333cm" svg:x="8.5cm" svg:y="2cm">
          <text:p/>
        </draw:rect>
        <draw:rect draw:style-name="gr9" draw:text-style-name="P2" draw:layer="layout" svg:width="0.5cm" svg:height="0.333cm" svg:x="9cm" svg:y="2cm">
          <text:p/>
        </draw:rect>
        <draw:rect draw:style-name="gr9" draw:text-style-name="P2" draw:layer="layout" svg:width="0.5cm" svg:height="0.333cm" svg:x="9.5cm" svg:y="2cm">
          <text:p/>
        </draw:rect>
        <draw:rect draw:style-name="gr9" draw:text-style-name="P2" draw:layer="layout" svg:width="0.5cm" svg:height="0.334cm" svg:x="6cm" svg:y="2.333cm">
          <text:p/>
        </draw:rect>
        <draw:rect draw:style-name="gr9" draw:text-style-name="P2" draw:layer="layout" svg:width="0.5cm" svg:height="0.334cm" svg:x="6.5cm" svg:y="2.333cm">
          <text:p/>
        </draw:rect>
        <draw:rect draw:style-name="gr9" draw:text-style-name="P2" draw:layer="layout" svg:width="0.5cm" svg:height="0.334cm" svg:x="7cm" svg:y="2.333cm">
          <text:p/>
        </draw:rect>
        <draw:rect draw:style-name="gr9" draw:text-style-name="P2" draw:layer="layout" svg:width="0.5cm" svg:height="0.334cm" svg:x="7.5cm" svg:y="2.333cm">
          <text:p/>
        </draw:rect>
        <draw:rect draw:style-name="gr9" draw:text-style-name="P2" draw:layer="layout" svg:width="0.5cm" svg:height="0.334cm" svg:x="8cm" svg:y="2.333cm">
          <text:p/>
        </draw:rect>
        <draw:rect draw:style-name="gr9" draw:text-style-name="P2" draw:layer="layout" svg:width="0.5cm" svg:height="0.334cm" svg:x="8.5cm" svg:y="2.333cm">
          <text:p/>
        </draw:rect>
        <draw:rect draw:style-name="gr9" draw:text-style-name="P2" draw:layer="layout" svg:width="0.5cm" svg:height="0.334cm" svg:x="9cm" svg:y="2.333cm">
          <text:p/>
        </draw:rect>
        <draw:rect draw:style-name="gr9" draw:text-style-name="P2" draw:layer="layout" svg:width="0.5cm" svg:height="0.334cm" svg:x="9.5cm" svg:y="2.333cm">
          <text:p/>
        </draw:rect>
        <draw:rect draw:style-name="gr9" draw:text-style-name="P2" draw:layer="layout" svg:width="0.5cm" svg:height="0.333cm" svg:x="6cm" svg:y="2.667cm">
          <text:p/>
        </draw:rect>
        <draw:rect draw:style-name="gr9" draw:text-style-name="P2" draw:layer="layout" svg:width="0.5cm" svg:height="0.333cm" svg:x="6.5cm" svg:y="2.667cm">
          <text:p/>
        </draw:rect>
        <draw:rect draw:style-name="gr9" draw:text-style-name="P2" draw:layer="layout" svg:width="0.5cm" svg:height="0.333cm" svg:x="7cm" svg:y="2.667cm">
          <text:p/>
        </draw:rect>
        <draw:rect draw:style-name="gr9" draw:text-style-name="P2" draw:layer="layout" svg:width="0.5cm" svg:height="0.333cm" svg:x="7.5cm" svg:y="2.667cm">
          <text:p/>
        </draw:rect>
        <draw:rect draw:style-name="gr9" draw:text-style-name="P2" draw:layer="layout" svg:width="0.5cm" svg:height="0.333cm" svg:x="8cm" svg:y="2.667cm">
          <text:p/>
        </draw:rect>
        <draw:rect draw:style-name="gr9" draw:text-style-name="P2" draw:layer="layout" svg:width="0.5cm" svg:height="0.333cm" svg:x="8.5cm" svg:y="2.667cm">
          <text:p/>
        </draw:rect>
        <draw:rect draw:style-name="gr9" draw:text-style-name="P2" draw:layer="layout" svg:width="0.5cm" svg:height="0.333cm" svg:x="9cm" svg:y="2.667cm">
          <text:p/>
        </draw:rect>
        <draw:rect draw:style-name="gr9" draw:text-style-name="P2" draw:layer="layout" svg:width="0.5cm" svg:height="0.333cm" svg:x="9.5cm" svg:y="2.667cm">
          <text:p/>
        </draw:rect>
        <draw:rect draw:style-name="gr9" draw:text-style-name="P2" draw:layer="layout" svg:width="0.5cm" svg:height="0.333cm" svg:x="6cm" svg:y="3cm">
          <text:p/>
        </draw:rect>
        <draw:rect draw:style-name="gr9" draw:text-style-name="P2" draw:layer="layout" svg:width="0.5cm" svg:height="0.333cm" svg:x="6.5cm" svg:y="3cm">
          <text:p/>
        </draw:rect>
        <draw:rect draw:style-name="gr9" draw:text-style-name="P2" draw:layer="layout" svg:width="0.5cm" svg:height="0.333cm" svg:x="7cm" svg:y="3cm">
          <text:p/>
        </draw:rect>
        <draw:rect draw:style-name="gr9" draw:text-style-name="P2" draw:layer="layout" svg:width="0.5cm" svg:height="0.333cm" svg:x="7.5cm" svg:y="3cm">
          <text:p/>
        </draw:rect>
        <draw:rect draw:style-name="gr9" draw:text-style-name="P2" draw:layer="layout" svg:width="0.5cm" svg:height="0.333cm" svg:x="8cm" svg:y="3cm">
          <text:p/>
        </draw:rect>
        <draw:rect draw:style-name="gr9" draw:text-style-name="P2" draw:layer="layout" svg:width="0.5cm" svg:height="0.333cm" svg:x="8.5cm" svg:y="3cm">
          <text:p/>
        </draw:rect>
        <draw:rect draw:style-name="gr9" draw:text-style-name="P2" draw:layer="layout" svg:width="0.5cm" svg:height="0.333cm" svg:x="9cm" svg:y="3cm">
          <text:p/>
        </draw:rect>
        <draw:rect draw:style-name="gr9" draw:text-style-name="P2" draw:layer="layout" svg:width="0.5cm" svg:height="0.333cm" svg:x="9.5cm" svg:y="3cm">
          <text:p/>
        </draw:rect>
        <draw:rect draw:style-name="gr9" draw:text-style-name="P2" draw:layer="layout" svg:width="0.5cm" svg:height="0.334cm" svg:x="6cm" svg:y="3.333cm">
          <text:p/>
        </draw:rect>
        <draw:rect draw:style-name="gr9" draw:text-style-name="P2" draw:layer="layout" svg:width="0.5cm" svg:height="0.334cm" svg:x="6.5cm" svg:y="3.333cm">
          <text:p/>
        </draw:rect>
        <draw:rect draw:style-name="gr9" draw:text-style-name="P2" draw:layer="layout" svg:width="0.5cm" svg:height="0.334cm" svg:x="7cm" svg:y="3.333cm">
          <text:p/>
        </draw:rect>
        <draw:rect draw:style-name="gr9" draw:text-style-name="P2" draw:layer="layout" svg:width="0.5cm" svg:height="0.334cm" svg:x="7.5cm" svg:y="3.333cm">
          <text:p/>
        </draw:rect>
        <draw:rect draw:style-name="gr9" draw:text-style-name="P2" draw:layer="layout" svg:width="0.5cm" svg:height="0.334cm" svg:x="8cm" svg:y="3.333cm">
          <text:p/>
        </draw:rect>
        <draw:rect draw:style-name="gr9" draw:text-style-name="P2" draw:layer="layout" svg:width="0.5cm" svg:height="0.334cm" svg:x="8.5cm" svg:y="3.333cm">
          <text:p/>
        </draw:rect>
        <draw:rect draw:style-name="gr9" draw:text-style-name="P2" draw:layer="layout" svg:width="0.5cm" svg:height="0.334cm" svg:x="9cm" svg:y="3.333cm">
          <text:p/>
        </draw:rect>
        <draw:rect draw:style-name="gr9" draw:text-style-name="P2" draw:layer="layout" svg:width="0.5cm" svg:height="0.334cm" svg:x="9.5cm" svg:y="3.333cm">
          <text:p/>
        </draw:rect>
        <draw:rect draw:style-name="gr9" draw:text-style-name="P2" draw:layer="layout" svg:width="0.5cm" svg:height="0.333cm" svg:x="6cm" svg:y="3.667cm">
          <text:p/>
        </draw:rect>
        <draw:rect draw:style-name="gr9" draw:text-style-name="P2" draw:layer="layout" svg:width="0.5cm" svg:height="0.333cm" svg:x="6.5cm" svg:y="3.667cm">
          <text:p/>
        </draw:rect>
        <draw:rect draw:style-name="gr9" draw:text-style-name="P2" draw:layer="layout" svg:width="0.5cm" svg:height="0.333cm" svg:x="7cm" svg:y="3.667cm">
          <text:p/>
        </draw:rect>
        <draw:rect draw:style-name="gr9" draw:text-style-name="P2" draw:layer="layout" svg:width="0.5cm" svg:height="0.333cm" svg:x="7.5cm" svg:y="3.667cm">
          <text:p/>
        </draw:rect>
        <draw:rect draw:style-name="gr9" draw:text-style-name="P2" draw:layer="layout" svg:width="0.5cm" svg:height="0.333cm" svg:x="8cm" svg:y="3.667cm">
          <text:p/>
        </draw:rect>
        <draw:rect draw:style-name="gr9" draw:text-style-name="P2" draw:layer="layout" svg:width="0.5cm" svg:height="0.333cm" svg:x="8.5cm" svg:y="3.667cm">
          <text:p/>
        </draw:rect>
        <draw:rect draw:style-name="gr9" draw:text-style-name="P2" draw:layer="layout" svg:width="0.5cm" svg:height="0.333cm" svg:x="9cm" svg:y="3.667cm">
          <text:p/>
        </draw:rect>
        <draw:rect draw:style-name="gr9" draw:text-style-name="P2" draw:layer="layout" svg:width="0.5cm" svg:height="0.333cm" svg:x="9.5cm" svg:y="3.667cm">
          <text:p/>
        </draw:rect>
        <draw:rect draw:style-name="gr9" draw:text-style-name="P2" draw:layer="layout" svg:width="0.5cm" svg:height="0.333cm" svg:x="6cm" svg:y="4cm">
          <text:p/>
        </draw:rect>
        <draw:rect draw:style-name="gr9" draw:text-style-name="P2" draw:layer="layout" svg:width="0.5cm" svg:height="0.333cm" svg:x="6.5cm" svg:y="4cm">
          <text:p/>
        </draw:rect>
        <draw:rect draw:style-name="gr9" draw:text-style-name="P2" draw:layer="layout" svg:width="0.5cm" svg:height="0.333cm" svg:x="7cm" svg:y="4cm">
          <text:p/>
        </draw:rect>
        <draw:rect draw:style-name="gr9" draw:text-style-name="P2" draw:layer="layout" svg:width="0.5cm" svg:height="0.333cm" svg:x="7.5cm" svg:y="4cm">
          <text:p/>
        </draw:rect>
        <draw:rect draw:style-name="gr9" draw:text-style-name="P2" draw:layer="layout" svg:width="0.5cm" svg:height="0.333cm" svg:x="8cm" svg:y="4cm">
          <text:p/>
        </draw:rect>
        <draw:rect draw:style-name="gr9" draw:text-style-name="P2" draw:layer="layout" svg:width="0.5cm" svg:height="0.333cm" svg:x="8.5cm" svg:y="4cm">
          <text:p/>
        </draw:rect>
        <draw:rect draw:style-name="gr9" draw:text-style-name="P2" draw:layer="layout" svg:width="0.5cm" svg:height="0.333cm" svg:x="9cm" svg:y="4cm">
          <text:p/>
        </draw:rect>
        <draw:rect draw:style-name="gr9" draw:text-style-name="P2" draw:layer="layout" svg:width="0.5cm" svg:height="0.333cm" svg:x="9.5cm" svg:y="4cm">
          <text:p/>
        </draw:rect>
        <draw:rect draw:style-name="gr9" draw:text-style-name="P2" draw:layer="layout" svg:width="0.5cm" svg:height="0.334cm" svg:x="6cm" svg:y="4.333cm">
          <text:p/>
        </draw:rect>
        <draw:rect draw:style-name="gr9" draw:text-style-name="P2" draw:layer="layout" svg:width="0.5cm" svg:height="0.334cm" svg:x="6.5cm" svg:y="4.333cm">
          <text:p/>
        </draw:rect>
        <draw:rect draw:style-name="gr9" draw:text-style-name="P2" draw:layer="layout" svg:width="0.5cm" svg:height="0.334cm" svg:x="7cm" svg:y="4.333cm">
          <text:p/>
        </draw:rect>
        <draw:rect draw:style-name="gr9" draw:text-style-name="P2" draw:layer="layout" svg:width="0.5cm" svg:height="0.334cm" svg:x="7.5cm" svg:y="4.333cm">
          <text:p/>
        </draw:rect>
        <draw:rect draw:style-name="gr9" draw:text-style-name="P2" draw:layer="layout" svg:width="0.5cm" svg:height="0.334cm" svg:x="8cm" svg:y="4.333cm">
          <text:p/>
        </draw:rect>
        <draw:rect draw:style-name="gr9" draw:text-style-name="P2" draw:layer="layout" svg:width="0.5cm" svg:height="0.334cm" svg:x="8.5cm" svg:y="4.333cm">
          <text:p/>
        </draw:rect>
        <draw:rect draw:style-name="gr9" draw:text-style-name="P2" draw:layer="layout" svg:width="0.5cm" svg:height="0.334cm" svg:x="9cm" svg:y="4.333cm">
          <text:p/>
        </draw:rect>
        <draw:rect draw:style-name="gr9" draw:text-style-name="P2" draw:layer="layout" svg:width="0.5cm" svg:height="0.334cm" svg:x="9.5cm" svg:y="4.333cm">
          <text:p/>
        </draw:rect>
        <draw:rect draw:style-name="gr9" draw:text-style-name="P2" draw:layer="layout" svg:width="0.5cm" svg:height="0.333cm" svg:x="6cm" svg:y="4.667cm">
          <text:p/>
        </draw:rect>
        <draw:rect draw:style-name="gr9" draw:text-style-name="P2" draw:layer="layout" svg:width="0.5cm" svg:height="0.333cm" svg:x="6.5cm" svg:y="4.667cm">
          <text:p/>
        </draw:rect>
        <draw:rect draw:style-name="gr9" draw:text-style-name="P2" draw:layer="layout" svg:width="0.5cm" svg:height="0.333cm" svg:x="7cm" svg:y="4.667cm">
          <text:p/>
        </draw:rect>
        <draw:rect draw:style-name="gr9" draw:text-style-name="P2" draw:layer="layout" svg:width="0.5cm" svg:height="0.333cm" svg:x="7.5cm" svg:y="4.667cm">
          <text:p/>
        </draw:rect>
        <draw:rect draw:style-name="gr9" draw:text-style-name="P2" draw:layer="layout" svg:width="0.5cm" svg:height="0.333cm" svg:x="8cm" svg:y="4.667cm">
          <text:p/>
        </draw:rect>
        <draw:rect draw:style-name="gr9" draw:text-style-name="P2" draw:layer="layout" svg:width="0.5cm" svg:height="0.333cm" svg:x="8.5cm" svg:y="4.667cm">
          <text:p/>
        </draw:rect>
        <draw:rect draw:style-name="gr9" draw:text-style-name="P2" draw:layer="layout" svg:width="0.5cm" svg:height="0.333cm" svg:x="9cm" svg:y="4.667cm">
          <text:p/>
        </draw:rect>
        <draw:rect draw:style-name="gr9" draw:text-style-name="P2" draw:layer="layout" svg:width="0.5cm" svg:height="0.333cm" svg:x="9.5cm" svg:y="4.667cm">
          <text:p/>
        </draw:rect>
        <draw:rect draw:style-name="gr9" draw:text-style-name="P2" draw:layer="layout" svg:width="0.5cm" svg:height="0.333cm" svg:x="6cm" svg:y="5cm">
          <text:p/>
        </draw:rect>
        <draw:rect draw:style-name="gr9" draw:text-style-name="P2" draw:layer="layout" svg:width="0.5cm" svg:height="0.333cm" svg:x="6.5cm" svg:y="5cm">
          <text:p/>
        </draw:rect>
        <draw:rect draw:style-name="gr9" draw:text-style-name="P2" draw:layer="layout" svg:width="0.5cm" svg:height="0.333cm" svg:x="7cm" svg:y="5cm">
          <text:p/>
        </draw:rect>
        <draw:rect draw:style-name="gr9" draw:text-style-name="P2" draw:layer="layout" svg:width="0.5cm" svg:height="0.333cm" svg:x="7.5cm" svg:y="5cm">
          <text:p/>
        </draw:rect>
        <draw:rect draw:style-name="gr9" draw:text-style-name="P2" draw:layer="layout" svg:width="0.5cm" svg:height="0.333cm" svg:x="8cm" svg:y="5cm">
          <text:p/>
        </draw:rect>
        <draw:rect draw:style-name="gr9" draw:text-style-name="P2" draw:layer="layout" svg:width="0.5cm" svg:height="0.333cm" svg:x="8.5cm" svg:y="5cm">
          <text:p/>
        </draw:rect>
        <draw:rect draw:style-name="gr9" draw:text-style-name="P2" draw:layer="layout" svg:width="0.5cm" svg:height="0.333cm" svg:x="9cm" svg:y="5cm">
          <text:p/>
        </draw:rect>
        <draw:rect draw:style-name="gr9" draw:text-style-name="P2" draw:layer="layout" svg:width="0.5cm" svg:height="0.333cm" svg:x="9.5cm" svg:y="5cm">
          <text:p/>
        </draw:rect>
        <draw:rect draw:style-name="gr9" draw:text-style-name="P2" draw:layer="layout" svg:width="0.5cm" svg:height="0.334cm" svg:x="6cm" svg:y="5.333cm">
          <text:p/>
        </draw:rect>
        <draw:rect draw:style-name="gr9" draw:text-style-name="P2" draw:layer="layout" svg:width="0.5cm" svg:height="0.334cm" svg:x="6.5cm" svg:y="5.333cm">
          <text:p/>
        </draw:rect>
        <draw:rect draw:style-name="gr9" draw:text-style-name="P2" draw:layer="layout" svg:width="0.5cm" svg:height="0.334cm" svg:x="7cm" svg:y="5.333cm">
          <text:p/>
        </draw:rect>
        <draw:rect draw:style-name="gr9" draw:text-style-name="P2" draw:layer="layout" svg:width="0.5cm" svg:height="0.334cm" svg:x="7.5cm" svg:y="5.333cm">
          <text:p/>
        </draw:rect>
        <draw:rect draw:style-name="gr9" draw:text-style-name="P2" draw:layer="layout" svg:width="0.5cm" svg:height="0.334cm" svg:x="8cm" svg:y="5.333cm">
          <text:p/>
        </draw:rect>
        <draw:rect draw:style-name="gr9" draw:text-style-name="P2" draw:layer="layout" svg:width="0.5cm" svg:height="0.334cm" svg:x="8.5cm" svg:y="5.333cm">
          <text:p/>
        </draw:rect>
        <draw:rect draw:style-name="gr9" draw:text-style-name="P2" draw:layer="layout" svg:width="0.5cm" svg:height="0.334cm" svg:x="9cm" svg:y="5.333cm">
          <text:p/>
        </draw:rect>
        <draw:rect draw:style-name="gr9" draw:text-style-name="P2" draw:layer="layout" svg:width="0.5cm" svg:height="0.334cm" svg:x="9.5cm" svg:y="5.333cm">
          <text:p/>
        </draw:rect>
        <draw:rect draw:style-name="gr9" draw:text-style-name="P2" draw:layer="layout" svg:width="0.5cm" svg:height="0.333cm" svg:x="6cm" svg:y="5.667cm">
          <text:p/>
        </draw:rect>
        <draw:rect draw:style-name="gr9" draw:text-style-name="P2" draw:layer="layout" svg:width="0.5cm" svg:height="0.333cm" svg:x="6.5cm" svg:y="5.667cm">
          <text:p/>
        </draw:rect>
        <draw:rect draw:style-name="gr9" draw:text-style-name="P2" draw:layer="layout" svg:width="0.5cm" svg:height="0.333cm" svg:x="7cm" svg:y="5.667cm">
          <text:p/>
        </draw:rect>
        <draw:rect draw:style-name="gr9" draw:text-style-name="P2" draw:layer="layout" svg:width="0.5cm" svg:height="0.333cm" svg:x="7.5cm" svg:y="5.667cm">
          <text:p/>
        </draw:rect>
        <draw:rect draw:style-name="gr9" draw:text-style-name="P2" draw:layer="layout" svg:width="0.5cm" svg:height="0.333cm" svg:x="8cm" svg:y="5.667cm">
          <text:p/>
        </draw:rect>
        <draw:rect draw:style-name="gr9" draw:text-style-name="P2" draw:layer="layout" svg:width="0.5cm" svg:height="0.333cm" svg:x="8.5cm" svg:y="5.667cm">
          <text:p/>
        </draw:rect>
        <draw:rect draw:style-name="gr9" draw:text-style-name="P2" draw:layer="layout" svg:width="0.5cm" svg:height="0.333cm" svg:x="9cm" svg:y="5.667cm">
          <text:p/>
        </draw:rect>
        <draw:rect draw:style-name="gr9" draw:text-style-name="P2" draw:layer="layout" svg:width="0.5cm" svg:height="0.333cm" svg:x="9.5cm" svg:y="5.667cm">
          <text:p/>
        </draw:rect>
        <draw:rect draw:style-name="gr9" draw:text-style-name="P2" draw:layer="layout" svg:width="0.5cm" svg:height="0.334cm" svg:x="6cm" svg:y="1.333cm">
          <text:p/>
        </draw:rect>
        <draw:rect draw:style-name="gr9" draw:text-style-name="P2" draw:layer="layout" svg:width="0.5cm" svg:height="0.334cm" svg:x="6.5cm" svg:y="1.333cm">
          <text:p/>
        </draw:rect>
        <draw:rect draw:style-name="gr9" draw:text-style-name="P2" draw:layer="layout" svg:width="0.5cm" svg:height="0.334cm" svg:x="7cm" svg:y="1.333cm">
          <text:p/>
        </draw:rect>
        <draw:rect draw:style-name="gr9" draw:text-style-name="P2" draw:layer="layout" svg:width="0.5cm" svg:height="0.334cm" svg:x="7.5cm" svg:y="1.333cm">
          <text:p/>
        </draw:rect>
        <draw:rect draw:style-name="gr9" draw:text-style-name="P2" draw:layer="layout" svg:width="0.5cm" svg:height="0.334cm" svg:x="8cm" svg:y="1.333cm">
          <text:p/>
        </draw:rect>
        <draw:rect draw:style-name="gr9" draw:text-style-name="P2" draw:layer="layout" svg:width="0.5cm" svg:height="0.334cm" svg:x="8.5cm" svg:y="1.333cm">
          <text:p/>
        </draw:rect>
        <draw:rect draw:style-name="gr9" draw:text-style-name="P2" draw:layer="layout" svg:width="0.5cm" svg:height="0.334cm" svg:x="9cm" svg:y="1.333cm">
          <text:p/>
        </draw:rect>
        <draw:rect draw:style-name="gr9" draw:text-style-name="P2" draw:layer="layout" svg:width="0.5cm" svg:height="0.334cm" svg:x="9.5cm" svg:y="1.333cm">
          <text:p/>
        </draw:rect>
        <draw:rect draw:style-name="gr12" draw:text-style-name="P4" draw:layer="layout" svg:width="0.5cm" svg:height="0.333cm" svg:x="0.5cm" svg:y="0.667cm">
          <text:p text:style-name="P3"><text:span text:style-name="T1">1</text:span></text:p>
        </draw:rect>
        <draw:rect draw:style-name="gr12" draw:text-style-name="P4" draw:layer="layout" svg:width="0.5cm" svg:height="0.333cm" svg:x="0.5cm" svg:y="1cm">
          <text:p text:style-name="P3"><text:span text:style-name="T1">2</text:span></text:p>
        </draw:rect>
        <draw:rect draw:style-name="gr12" draw:text-style-name="P4" draw:layer="layout" svg:width="0.5cm" svg:height="0.334cm" svg:x="0.5cm" svg:y="1.333cm">
          <text:p text:style-name="P3"><text:span text:style-name="T1">3</text:span></text:p>
        </draw:rect>
        <draw:rect draw:style-name="gr12" draw:text-style-name="P4" draw:layer="layout" svg:width="0.5cm" svg:height="0.333cm" svg:x="0.5cm" svg:y="1.667cm">
          <text:p text:style-name="P3"><text:span text:style-name="T1">4</text:span></text:p>
        </draw:rect>
        <draw:rect draw:style-name="gr12" draw:text-style-name="P4" draw:layer="layout" svg:width="0.5cm" svg:height="0.333cm" svg:x="0.5cm" svg:y="2cm">
          <text:p text:style-name="P3"><text:span text:style-name="T1">5</text:span></text:p>
        </draw:rect>
        <draw:rect draw:style-name="gr12" draw:text-style-name="P4" draw:layer="layout" svg:width="0.5cm" svg:height="0.334cm" svg:x="0.5cm" svg:y="2.333cm">
          <text:p text:style-name="P3"><text:span text:style-name="T1">6</text:span></text:p>
        </draw:rect>
        <draw:rect draw:style-name="gr12" draw:text-style-name="P4" draw:layer="layout" svg:width="0.5cm" svg:height="0.333cm" svg:x="0.5cm" svg:y="2.667cm">
          <text:p text:style-name="P3"><text:span text:style-name="T1">7</text:span></text:p>
        </draw:rect>
        <draw:rect draw:style-name="gr12" draw:text-style-name="P4" draw:layer="layout" svg:width="0.5cm" svg:height="0.333cm" svg:x="0.5cm" svg:y="3cm">
          <text:p text:style-name="P3"><text:span text:style-name="T1">8</text:span></text:p>
        </draw:rect>
        <draw:rect draw:style-name="gr12" draw:text-style-name="P4" draw:layer="layout" svg:width="0.5cm" svg:height="0.334cm" svg:x="0.5cm" svg:y="3.333cm">
          <text:p text:style-name="P3"><text:span text:style-name="T1">9</text:span></text:p>
        </draw:rect>
        <draw:rect draw:style-name="gr12" draw:text-style-name="P4" draw:layer="layout" svg:width="0.5cm" svg:height="0.333cm" svg:x="0.5cm" svg:y="3.667cm">
          <text:p text:style-name="P3"><text:span text:style-name="T1">10</text:span></text:p>
        </draw:rect>
        <draw:rect draw:style-name="gr12" draw:text-style-name="P4" draw:layer="layout" svg:width="0.5cm" svg:height="0.333cm" svg:x="0.5cm" svg:y="4cm">
          <text:p text:style-name="P3"><text:span text:style-name="T1">11</text:span></text:p>
        </draw:rect>
        <draw:rect draw:style-name="gr12" draw:text-style-name="P4" draw:layer="layout" svg:width="0.5cm" svg:height="0.334cm" svg:x="0.5cm" svg:y="4.333cm">
          <text:p text:style-name="P3"><text:span text:style-name="T1">12</text:span></text:p>
        </draw:rect>
        <draw:rect draw:style-name="gr12" draw:text-style-name="P4" draw:layer="layout" svg:width="0.5cm" svg:height="0.333cm" svg:x="0.5cm" svg:y="4.667cm">
          <text:p text:style-name="P3"><text:span text:style-name="T1">13</text:span></text:p>
        </draw:rect>
        <draw:rect draw:style-name="gr12" draw:text-style-name="P4" draw:layer="layout" svg:width="0.5cm" svg:height="0.333cm" svg:x="0.5cm" svg:y="5cm">
          <text:p text:style-name="P3"><text:span text:style-name="T1">14</text:span></text:p>
        </draw:rect>
        <draw:rect draw:style-name="gr12" draw:text-style-name="P4" draw:layer="layout" svg:width="0.5cm" svg:height="0.334cm" svg:x="0.5cm" svg:y="5.333cm">
          <text:p text:style-name="P3"><text:span text:style-name="T1">15</text:span></text:p>
        </draw:rect>
        <draw:rect draw:style-name="gr12" draw:text-style-name="P4" draw:layer="layout" svg:width="0.5cm" svg:height="0.333cm" svg:x="0.5cm" svg:y="5.667cm">
          <text:p text:style-name="P3"><text:span text:style-name="T1">16</text:span></text:p>
        </draw:rect>
        <draw:rect draw:style-name="gr12" draw:text-style-name="P4" draw:layer="layout" svg:width="0.5cm" svg:height="0.333cm" svg:x="5.5cm" svg:y="0.667cm">
          <text:p text:style-name="P3"><text:span text:style-name="T1">17</text:span></text:p>
        </draw:rect>
        <draw:rect draw:style-name="gr12" draw:text-style-name="P4" draw:layer="layout" svg:width="0.5cm" svg:height="0.333cm" svg:x="5.5cm" svg:y="1cm">
          <text:p text:style-name="P3"><text:span text:style-name="T1">18</text:span></text:p>
        </draw:rect>
        <draw:rect draw:style-name="gr12" draw:text-style-name="P4" draw:layer="layout" svg:width="0.5cm" svg:height="0.334cm" svg:x="5.5cm" svg:y="1.333cm">
          <text:p text:style-name="P3"><text:span text:style-name="T1">19</text:span></text:p>
        </draw:rect>
        <draw:rect draw:style-name="gr12" draw:text-style-name="P4" draw:layer="layout" svg:width="0.5cm" svg:height="0.333cm" svg:x="5.5cm" svg:y="1.667cm">
          <text:p text:style-name="P3"><text:span text:style-name="T1">20</text:span></text:p>
        </draw:rect>
        <draw:rect draw:style-name="gr12" draw:text-style-name="P4" draw:layer="layout" svg:width="0.5cm" svg:height="0.333cm" svg:x="5.5cm" svg:y="2cm">
          <text:p text:style-name="P3"><text:span text:style-name="T1">21</text:span></text:p>
        </draw:rect>
        <draw:rect draw:style-name="gr12" draw:text-style-name="P4" draw:layer="layout" svg:width="0.5cm" svg:height="0.334cm" svg:x="5.5cm" svg:y="2.333cm">
          <text:p text:style-name="P3"><text:span text:style-name="T1">22</text:span></text:p>
        </draw:rect>
        <draw:rect draw:style-name="gr12" draw:text-style-name="P4" draw:layer="layout" svg:width="0.5cm" svg:height="0.333cm" svg:x="5.5cm" svg:y="2.667cm">
          <text:p text:style-name="P3"><text:span text:style-name="T1">23</text:span></text:p>
        </draw:rect>
        <draw:rect draw:style-name="gr12" draw:text-style-name="P4" draw:layer="layout" svg:width="0.5cm" svg:height="0.333cm" svg:x="5.5cm" svg:y="3cm">
          <text:p text:style-name="P3"><text:span text:style-name="T1">24</text:span></text:p>
        </draw:rect>
        <draw:rect draw:style-name="gr12" draw:text-style-name="P4" draw:layer="layout" svg:width="0.5cm" svg:height="0.334cm" svg:x="5.5cm" svg:y="3.333cm">
          <text:p text:style-name="P3"><text:span text:style-name="T1">25</text:span></text:p>
        </draw:rect>
        <draw:rect draw:style-name="gr12" draw:text-style-name="P4" draw:layer="layout" svg:width="0.5cm" svg:height="0.333cm" svg:x="5.5cm" svg:y="3.667cm">
          <text:p text:style-name="P3"><text:span text:style-name="T1">26</text:span></text:p>
        </draw:rect>
        <draw:rect draw:style-name="gr12" draw:text-style-name="P4" draw:layer="layout" svg:width="0.5cm" svg:height="0.333cm" svg:x="5.5cm" svg:y="4cm">
          <text:p text:style-name="P3"><text:span text:style-name="T1">27</text:span></text:p>
        </draw:rect>
        <draw:rect draw:style-name="gr12" draw:text-style-name="P4" draw:layer="layout" svg:width="0.5cm" svg:height="0.334cm" svg:x="5.5cm" svg:y="4.333cm">
          <text:p text:style-name="P3"><text:span text:style-name="T1">28</text:span></text:p>
        </draw:rect>
        <draw:rect draw:style-name="gr12" draw:text-style-name="P4" draw:layer="layout" svg:width="0.5cm" svg:height="0.333cm" svg:x="5.5cm" svg:y="4.667cm">
          <text:p text:style-name="P3"><text:span text:style-name="T1">29</text:span></text:p>
        </draw:rect>
        <draw:rect draw:style-name="gr12" draw:text-style-name="P4" draw:layer="layout" svg:width="0.5cm" svg:height="0.333cm" svg:x="5.5cm" svg:y="5cm">
          <text:p text:style-name="P3"><text:span text:style-name="T1">30</text:span></text:p>
        </draw:rect>
        <draw:rect draw:style-name="gr12" draw:text-style-name="P4" draw:layer="layout" svg:width="0.5cm" svg:height="0.334cm" svg:x="5.5cm" svg:y="5.333cm">
          <text:p text:style-name="P3"><text:span text:style-name="T1">31</text:span></text:p>
        </draw:rect>
        <draw:rect draw:style-name="gr12" draw:text-style-name="P4" draw:layer="layout" svg:width="0.5cm" svg:height="0.333cm" svg:x="5.5cm" svg:y="5.667cm">
          <text:p text:style-name="P3"><text:span text:style-name="T1">32</text:span></text:p>
        </draw:rect>
        <draw:rect draw:style-name="gr6" draw:text-style-name="P2" draw:layer="layout" svg:width="0.5cm" svg:height="0.333cm" svg:x="1cm" svg:y="6.667cm">
          <text:p/>
        </draw:rect>
        <draw:rect draw:style-name="gr13" draw:text-style-name="P2" draw:layer="layout" svg:width="0.5cm" svg:height="0.333cm" svg:x="1cm" svg:y="7cm">
          <text:p/>
        </draw:rect>
        <draw:rect draw:style-name="gr5" draw:text-style-name="P2" draw:layer="layout" svg:width="0.5cm" svg:height="0.334cm" svg:x="1cm" svg:y="7.333cm">
          <text:p/>
        </draw:rect>
        <draw:rect draw:style-name="gr8" draw:text-style-name="P2" draw:layer="layout" svg:width="0.5cm" svg:height="0.333cm" svg:x="1cm" svg:y="7.667cm">
          <text:p/>
        </draw:rect>
        <draw:rect draw:style-name="gr12" draw:text-style-name="P4" draw:layer="layout" svg:width="0.5cm" svg:height="0.334cm" svg:x="1cm" svg:y="0.333cm">
          <text:p text:style-name="P3"><text:span text:style-name="T1">0</text:span></text:p>
        </draw:rect>
        <draw:rect draw:style-name="gr12" draw:text-style-name="P4" draw:layer="layout" svg:width="0.5cm" svg:height="0.334cm" svg:x="1.5cm" svg:y="0.333cm">
          <text:p text:style-name="P3"><text:span text:style-name="T1">1</text:span></text:p>
        </draw:rect>
        <draw:rect draw:style-name="gr12" draw:text-style-name="P4" draw:layer="layout" svg:width="0.5cm" svg:height="0.334cm" svg:x="2cm" svg:y="0.333cm">
          <text:p text:style-name="P3"><text:span text:style-name="T1">2</text:span></text:p>
        </draw:rect>
        <draw:rect draw:style-name="gr12" draw:text-style-name="P4" draw:layer="layout" svg:width="0.5cm" svg:height="0.334cm" svg:x="2.5cm" svg:y="0.333cm">
          <text:p text:style-name="P3"><text:span text:style-name="T1">3</text:span></text:p>
        </draw:rect>
        <draw:rect draw:style-name="gr12" draw:text-style-name="P4" draw:layer="layout" svg:width="0.5cm" svg:height="0.334cm" svg:x="3cm" svg:y="0.333cm">
          <text:p text:style-name="P3"><text:span text:style-name="T1">4</text:span></text:p>
        </draw:rect>
        <draw:rect draw:style-name="gr12" draw:text-style-name="P4" draw:layer="layout" svg:width="0.5cm" svg:height="0.334cm" svg:x="3.5cm" svg:y="0.333cm">
          <text:p text:style-name="P3"><text:span text:style-name="T1">5</text:span></text:p>
        </draw:rect>
        <draw:rect draw:style-name="gr12" draw:text-style-name="P4" draw:layer="layout" svg:width="0.5cm" svg:height="0.334cm" svg:x="4cm" svg:y="0.333cm">
          <text:p text:style-name="P3"><text:span text:style-name="T1">6</text:span></text:p>
        </draw:rect>
        <draw:rect draw:style-name="gr12" draw:text-style-name="P4" draw:layer="layout" svg:width="0.5cm" svg:height="0.334cm" svg:x="4.5cm" svg:y="0.333cm">
          <text:p text:style-name="P3"><text:span text:style-name="T1">7</text:span></text:p>
        </draw:rect>
        <draw:rect draw:style-name="gr12" draw:text-style-name="P4" draw:layer="layout" svg:width="0.5cm" svg:height="0.334cm" svg:x="6cm" svg:y="0.333cm">
          <text:p text:style-name="P3"><text:span text:style-name="T1">0</text:span></text:p>
        </draw:rect>
        <draw:rect draw:style-name="gr12" draw:text-style-name="P4" draw:layer="layout" svg:width="0.5cm" svg:height="0.334cm" svg:x="6.5cm" svg:y="0.333cm">
          <text:p text:style-name="P3"><text:span text:style-name="T1">1</text:span></text:p>
        </draw:rect>
        <draw:rect draw:style-name="gr12" draw:text-style-name="P4" draw:layer="layout" svg:width="0.5cm" svg:height="0.334cm" svg:x="7cm" svg:y="0.333cm">
          <text:p text:style-name="P3"><text:span text:style-name="T1">2</text:span></text:p>
        </draw:rect>
        <draw:rect draw:style-name="gr12" draw:text-style-name="P4" draw:layer="layout" svg:width="0.5cm" svg:height="0.334cm" svg:x="7.5cm" svg:y="0.333cm">
          <text:p text:style-name="P3"><text:span text:style-name="T1">3</text:span></text:p>
        </draw:rect>
        <draw:rect draw:style-name="gr12" draw:text-style-name="P4" draw:layer="layout" svg:width="0.5cm" svg:height="0.334cm" svg:x="8cm" svg:y="0.333cm">
          <text:p text:style-name="P3"><text:span text:style-name="T1">4</text:span></text:p>
        </draw:rect>
        <draw:rect draw:style-name="gr12" draw:text-style-name="P4" draw:layer="layout" svg:width="0.5cm" svg:height="0.334cm" svg:x="8.5cm" svg:y="0.333cm">
          <text:p text:style-name="P3"><text:span text:style-name="T1">5</text:span></text:p>
        </draw:rect>
        <draw:rect draw:style-name="gr12" draw:text-style-name="P4" draw:layer="layout" svg:width="0.5cm" svg:height="0.334cm" svg:x="9cm" svg:y="0.333cm">
          <text:p text:style-name="P3"><text:span text:style-name="T1">6</text:span></text:p>
        </draw:rect>
        <draw:rect draw:style-name="gr12" draw:text-style-name="P4" draw:layer="layout" svg:width="0.5cm" svg:height="0.334cm" svg:x="9.5cm" svg:y="0.333cm">
          <text:p text:style-name="P3"><text:span text:style-name="T1">7</text:span></text:p>
        </draw:rect>
        <draw:rect draw:style-name="gr12" draw:text-style-name="P4" draw:layer="layout" svg:width="4cm" svg:height="0.333cm" svg:x="6cm" svg:y="0cm">
          <text:p text:style-name="P3"><text:span text:style-name="T1">Bits</text:span></text:p>
        </draw:rect>
        <draw:rect draw:style-name="gr12" draw:text-style-name="P4" draw:layer="layout" svg:width="4cm" svg:height="0.333cm" svg:x="1cm" svg:y="0cm">
          <text:p text:style-name="P3"><text:span text:style-name="T1">Bits</text:span></text:p>
        </draw:rect>
        <draw:rect draw:style-name="gr12" draw:text-style-name="P4" draw:layer="layout" svg:width="5.333cm" svg:height="0.5cm" draw:transform="rotate (1.5707963267949) translate (0cm 6cm)">
          <text:p text:style-name="P3"><text:span text:style-name="T1">Bytes</text:span></text:p>
        </draw:rect>
        <draw:rect draw:style-name="gr12" draw:text-style-name="P4" draw:layer="layout" svg:width="5.333cm" svg:height="0.5cm" draw:transform="rotate (1.5707963267949) translate (5cm 6cm)">
          <text:p text:style-name="P3"><text:span text:style-name="T1">Byte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.0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2M54S</meta:editing-duration>
    <meta:editing-cycles>8</meta:editing-cycles>
    <meta:generator>LibreOffice/4.0.4.2$Windows_x86 LibreOffice_project/9e9821abd0ffdbc09cd8c52eaa574fa09eb08f2</meta:generator>
    <dc:date>2013-09-08T15:28:12.51</dc:date>
    <meta:document-statistic meta:object-count="442"/>
  </office:meta>
</office:document-meta>
</file>